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99ff" draw:textarea-horizontal-align="left" draw:textarea-vertical-align="top" draw:auto-grow-height="false" fo:min-height="1.249cm" fo:min-width="3.5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284cm" fo:min-width="0.38cm" draw:shadow="hidden"/>
    </style:style>
    <style:style style:name="gr3" style:family="graphic" style:parent-style-name="standard">
      <style:graphic-properties draw:fill-color="#3399ff" draw:textarea-horizontal-align="left" draw:textarea-vertical-align="top" draw:auto-grow-height="false" fo:min-height="1.449cm" fo:min-width="2.61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355cm" fo:min-width="0.184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3399ff" draw:textarea-horizontal-align="left" draw:textarea-vertical-align="top" draw:auto-grow-height="false" fo:min-height="1.247cm" fo:min-width="4.3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41cm" fo:min-width="0.556cm" draw:shadow="hidden"/>
    </style:style>
    <style:style style:name="gr8" style:family="graphic" style:parent-style-name="standard">
      <style:graphic-properties draw:fill-color="#3399ff" draw:textarea-horizontal-align="left" draw:textarea-vertical-align="top" draw:auto-grow-height="false" fo:min-height="2.053cm" fo:min-width="4.3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7cm" fo:min-width="0.556cm" draw:shadow="hidden"/>
    </style:style>
    <style:style style:name="gr10" style:family="graphic" style:parent-style-name="standard">
      <style:graphic-properties draw:fill-color="#3399ff" draw:textarea-horizontal-align="left" draw:textarea-vertical-align="top" draw:auto-grow-height="false" fo:min-height="6.151cm" fo:min-width="8.91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922cm" fo:min-width="0.615cm" draw:shadow="hidden"/>
    </style:style>
    <style:style style:name="gr12" style:family="graphic" style:parent-style-name="standard">
      <style:graphic-properties draw:fill-color="#3399ff" draw:textarea-horizontal-align="left" draw:textarea-vertical-align="top" draw:auto-grow-height="false" fo:min-height="0.85cm" fo:min-width="4.30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35cm" fo:min-width="0.555cm" draw:shadow="hidden"/>
    </style:style>
    <style:style style:name="gr14" style:family="graphic" style:parent-style-name="standard">
      <style:graphic-properties draw:fill-color="#3399ff" draw:textarea-horizontal-align="left" draw:textarea-vertical-align="top" draw:auto-grow-height="false" fo:min-height="2.05cm" fo:min-width="4.1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569cm" fo:min-width="0.51cm" draw:shadow="hidden"/>
    </style:style>
    <style:style style:name="gr16" style:family="graphic" style:parent-style-name="standard">
      <style:graphic-properties draw:fill-color="#3399ff" draw:textarea-horizontal-align="left" draw:textarea-vertical-align="top" draw:auto-grow-height="false" fo:min-height="1.05cm" fo:min-width="3.7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55cm" fo:min-width="0.43cm" draw:shadow="hidden"/>
    </style:style>
    <style:style style:name="gr18" style:family="graphic" style:parent-style-name="standard">
      <style:graphic-properties draw:fill-color="#3399ff" draw:textarea-horizontal-align="left" draw:textarea-vertical-align="top" draw:auto-grow-height="false" fo:min-height="1.95cm" fo:min-width="3.9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34cm" fo:min-width="0.466cm" draw:shadow="hidden"/>
    </style:style>
    <style:style style:name="gr20" style:family="graphic" style:parent-style-name="standard">
      <style:graphic-properties draw:fill-color="#3399ff" draw:textarea-horizontal-align="left" draw:textarea-vertical-align="top" draw:auto-grow-height="false" fo:min-height="1.25cm" fo:min-width="3.2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461cm" fo:min-width="0.5cm" draw:shadow="hidden"/>
    </style:style>
    <style:style style:name="gr22" style:family="graphic" style:parent-style-name="objectwithoutfill">
      <style:graphic-properties draw:marker-end="Arrow" draw:marker-end-width="0.3cm" draw:fill="none"/>
    </style:style>
    <style:style style:name="gr23" style:family="graphic" style:parent-style-name="standard">
      <style:graphic-properties draw:fill-color="#3399ff" draw:textarea-horizontal-align="left" draw:textarea-vertical-align="top" draw:auto-grow-height="false" fo:min-height="1.15cm" fo:min-width="3.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504cm" fo:min-width="0.378cm" draw:shadow="hidden"/>
    </style:style>
    <style:style style:name="gr25" style:family="graphic" style:parent-style-name="standard">
      <style:graphic-properties draw:fill-color="#3399ff" draw:textarea-horizontal-align="left" draw:textarea-vertical-align="top" draw:auto-grow-height="false" fo:min-height="0.95cm" fo:min-width="4.4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45cm" fo:min-width="0.576cm" draw:shadow="hidden"/>
    </style:style>
    <style:style style:name="gr27" style:family="graphic" style:parent-style-name="standard">
      <style:graphic-properties draw:fill-color="#3399ff" draw:textarea-horizontal-align="left" draw:textarea-vertical-align="top" draw:auto-grow-height="false" fo:min-height="0.75cm" fo:min-width="3.3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45cm" fo:min-width="0.335cm" draw:shadow="hidden"/>
    </style:style>
    <style:style style:name="gr29" style:family="graphic" style:parent-style-name="standard">
      <style:graphic-properties draw:fill-color="#3399ff" draw:textarea-horizontal-align="left" draw:textarea-vertical-align="top" draw:auto-grow-height="false" fo:min-height="0.75cm" fo:min-width="4.3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45cm" fo:min-width="0.554cm" draw:shadow="hidden"/>
    </style:style>
    <style:style style:name="gr31" style:family="graphic" style:parent-style-name="standard">
      <style:graphic-properties draw:fill-color="#3399ff" draw:textarea-horizontal-align="left" draw:textarea-vertical-align="top" draw:auto-grow-height="false" fo:min-height="1.25cm" fo:min-width="3.8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467cm" fo:min-width="0.402cm" draw:shadow="hidden"/>
    </style:style>
    <style:style style:name="gr33" style:family="graphic" style:parent-style-name="standard">
      <style:graphic-properties draw:fill-color="#3399ff" draw:textarea-horizontal-align="left" draw:textarea-vertical-align="top" draw:auto-grow-height="false" fo:min-height="5.803cm" fo:min-width="8.813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858cm" fo:min-width="0.603cm" draw:shadow="hidden"/>
    </style:style>
    <style:style style:name="gr35" style:family="graphic" style:parent-style-name="standard">
      <style:graphic-properties draw:fill-color="#3399ff" draw:textarea-horizontal-align="left" draw:textarea-vertical-align="top" draw:auto-grow-height="false" fo:min-height="1.152cm" fo:min-width="2.8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554cm" fo:min-width="0.3cm" draw:shadow="hidden"/>
    </style:style>
    <style:style style:name="gr37" style:family="graphic" style:parent-style-name="standard">
      <style:graphic-properties draw:fill-color="#66ff99" draw:textarea-horizontal-align="justify" draw:textarea-vertical-align="middle" draw:auto-grow-height="false" fo:min-height="0.67cm" fo:min-width="0.42cm"/>
    </style:style>
    <style:style style:name="gr38" style:family="graphic" style:parent-style-name="standard">
      <style:graphic-properties draw:fill-color="#66ff99" draw:textarea-horizontal-align="justify" draw:textarea-vertical-align="middle" draw:auto-grow-height="false" fo:min-height="0.6cm" fo:min-width="0.35cm"/>
    </style:style>
    <style:style style:name="gr39" style:family="graphic" style:parent-style-name="standard">
      <style:graphic-properties draw:fill-color="#3399ff" draw:textarea-horizontal-align="left" draw:textarea-vertical-align="top" draw:auto-grow-height="false" fo:min-height="0.749cm" fo:min-width="2.2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251cm" fo:min-width="0.134cm" draw:shadow="hidden"/>
    </style:style>
    <style:style style:name="gr41" style:family="graphic" style:parent-style-name="objectwithoutfill">
      <style:graphic-properties draw:marker-end="Arrow" draw:marker-end-width="0.3cm" draw:fill="none"/>
    </style:style>
    <style:style style:name="gr42" style:family="graphic" style:parent-style-name="standard">
      <style:graphic-properties draw:fill-color="#3399ff" draw:textarea-horizontal-align="left" draw:textarea-vertical-align="top" draw:auto-grow-height="false" fo:min-height="1.151cm" fo:min-width="3.613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653cm" fo:min-width="0.5cm" draw:shadow="hidden"/>
    </style:style>
    <style:style style:name="gr44" style:family="graphic" style:parent-style-name="standard">
      <style:graphic-properties draw:fill-color="#3399ff" draw:textarea-horizontal-align="left" draw:textarea-vertical-align="top" draw:auto-grow-height="false" fo:min-height="2.247cm" fo:min-width="5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55cm" fo:min-width="0.506cm" draw:shadow="hidden"/>
    </style:style>
    <style:style style:name="gr46" style:family="graphic" style:parent-style-name="standard">
      <style:graphic-properties draw:fill-color="#3399ff" draw:textarea-horizontal-align="left" draw:textarea-vertical-align="top" draw:auto-grow-height="false" fo:min-height="5.948cm" fo:min-width="8.5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1.05cm" fo:min-width="1cm" draw:shadow="hidden"/>
    </style:style>
    <style:style style:name="gr48" style:family="graphic" style:parent-style-name="standard">
      <style:graphic-properties draw:fill-color="#3399ff" draw:textarea-horizontal-align="left" draw:textarea-vertical-align="top" draw:auto-grow-height="false" fo:min-height="1.151cm" fo:min-width="4.8cm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452cm" fo:min-width="0.5cm" draw:shadow="hidden"/>
    </style:style>
    <style:style style:name="gr50" style:family="graphic" style:parent-style-name="standard">
      <style:graphic-properties draw:fill-color="#3399ff" draw:textarea-horizontal-align="left" draw:textarea-vertical-align="top" draw:auto-grow-height="false" fo:min-height="1.15cm" fo:min-width="9.6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452cm" fo:min-width="0.462cm" draw:shadow="hidden"/>
    </style:style>
    <style:style style:name="gr52" style:family="graphic" style:parent-style-name="standard">
      <style:graphic-properties draw:fill-color="#3399ff" draw:textarea-horizontal-align="left" draw:textarea-vertical-align="top" draw:auto-grow-height="false" fo:min-height="1.151cm" fo:min-width="6.3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653cm" fo:min-width="0.487cm" draw:shadow="hidden"/>
    </style:style>
    <style:style style:name="gr54" style:family="graphic" style:parent-style-name="standard">
      <style:graphic-properties draw:fill-color="#3399ff" draw:textarea-horizontal-align="left" draw:textarea-vertical-align="top" draw:auto-grow-height="false" fo:min-height="0.749cm" fo:min-width="5.3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251cm" fo:min-width="0.344cm" draw:shadow="hidden"/>
    </style:style>
    <style:style style:name="gr56" style:family="graphic" style:parent-style-name="standard">
      <style:graphic-properties draw:fill-color="#3399ff" draw:textarea-horizontal-align="left" draw:textarea-vertical-align="top" draw:auto-grow-height="false" fo:min-height="1.248cm" fo:min-width="5cm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501cm" fo:min-width="0.506cm" draw:shadow="hidden"/>
    </style:style>
    <style:style style:name="gr58" style:family="graphic" style:parent-style-name="standard">
      <style:graphic-properties draw:fill-color="#3399ff" draw:textarea-horizontal-align="left" draw:textarea-vertical-align="top" draw:auto-grow-height="false" fo:min-height="2.648cm" fo:min-width="5.2cm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35cm" fo:min-width="0.575cm" draw:shadow="hidden"/>
    </style:style>
    <style:style style:name="gr60" style:family="graphic" style:parent-style-name="standard">
      <style:graphic-properties draw:fill-color="#3399ff" draw:textarea-horizontal-align="left" draw:textarea-vertical-align="top" draw:auto-grow-height="false" fo:min-height="1.149cm" fo:min-width="6cm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0.55cm" fo:min-width="0.726cm" draw:shadow="hidden"/>
    </style:style>
    <style:style style:name="gr62" style:family="graphic" style:parent-style-name="standard">
      <style:graphic-properties draw:fill-color="#3399ff" draw:textarea-horizontal-align="left" draw:textarea-vertical-align="top" draw:auto-grow-height="false" fo:min-height="1.549cm" fo:min-width="6cm"/>
    </style:style>
    <style:style style:name="gr63" style:family="graphic" style:parent-style-name="standard">
      <style:graphic-properties draw:fill-color="#3399ff" draw:textarea-horizontal-align="left" draw:textarea-vertical-align="top" draw:auto-grow-height="false" fo:min-height="0.648cm" fo:min-width="5.2cm"/>
    </style:style>
    <style:style style:name="gr64" style:family="graphic" style:parent-style-name="standard">
      <style:graphic-properties draw:fill-color="#3399ff" draw:textarea-horizontal-align="left" draw:textarea-vertical-align="top" draw:auto-grow-height="false" fo:min-height="0.848cm" fo:min-width="5.2cm"/>
    </style:style>
    <style:style style:name="gr65" style:family="graphic" style:parent-style-name="standard">
      <style:graphic-properties draw:fill-color="#ffffff" draw:textarea-horizontal-align="justify" draw:textarea-vertical-align="middle" draw:auto-grow-height="false" fo:min-height="0.483cm" fo:min-width="0.575cm" draw:shadow="hidden"/>
    </style:style>
    <style:style style:name="gr66" style:family="graphic" style:parent-style-name="standard">
      <style:graphic-properties draw:fill-color="#3399ff" draw:textarea-horizontal-align="left" draw:textarea-vertical-align="top" draw:auto-grow-height="false" fo:min-height="0.949cm" fo:min-width="6cm"/>
    </style:style>
    <style:style style:name="gr67" style:family="graphic" style:parent-style-name="standard">
      <style:graphic-properties draw:fill-color="#3399ff" draw:textarea-horizontal-align="left" draw:textarea-vertical-align="top" draw:auto-grow-height="false" fo:min-height="2.449cm" fo:min-width="6.3cm"/>
    </style:style>
    <style:style style:name="gr68" style:family="graphic" style:parent-style-name="standard">
      <style:graphic-properties draw:fill-color="#ffffff" draw:textarea-horizontal-align="justify" draw:textarea-vertical-align="middle" draw:auto-grow-height="false" fo:min-height="0.753cm" fo:min-width="0.487cm" draw:shadow="hidden"/>
    </style:style>
    <style:style style:name="gr69" style:family="graphic" style:parent-style-name="standard">
      <style:graphic-properties draw:fill-color="#3399ff" draw:textarea-horizontal-align="left" draw:textarea-vertical-align="top" draw:auto-grow-height="false" fo:min-height="1.051cm" fo:min-width="6.3cm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 fo:min-height="0.553cm" fo:min-width="0.487cm" draw:shadow="hidden"/>
    </style:style>
    <style:style style:name="gr71" style:family="graphic" style:parent-style-name="standard">
      <style:graphic-properties draw:fill-color="#3399ff" draw:textarea-horizontal-align="left" draw:textarea-vertical-align="top" draw:auto-grow-height="false" fo:min-height="1.146cm" fo:min-width="6.3cm"/>
    </style:style>
    <style:style style:name="gr72" style:family="graphic" style:parent-style-name="standard">
      <style:graphic-properties draw:fill-color="#3399ff" draw:textarea-horizontal-align="left" draw:textarea-vertical-align="top" draw:auto-grow-height="false" fo:min-height="1.645cm" fo:min-width="6.3cm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75cm" fo:min-width="0.487cm" draw:shadow="hidden"/>
    </style:style>
    <style:style style:name="gr74" style:family="graphic" style:parent-style-name="standard">
      <style:graphic-properties draw:fill-color="#3399ff" draw:textarea-horizontal-align="left" draw:textarea-vertical-align="top" draw:auto-grow-height="false" fo:min-height="2.15cm" fo:min-width="9.6cm"/>
    </style:style>
    <style:style style:name="gr75" style:family="graphic" style:parent-style-name="standard">
      <style:graphic-properties draw:fill-color="#ffffff" draw:textarea-horizontal-align="justify" draw:textarea-vertical-align="middle" draw:auto-grow-height="false" fo:min-height="0.953cm" fo:min-width="0.462cm" draw:shadow="hidden"/>
    </style:style>
    <style:style style:name="gr76" style:family="graphic" style:parent-style-name="standard">
      <style:graphic-properties draw:fill-color="#ffffff" draw:textarea-horizontal-align="justify" draw:textarea-vertical-align="middle" draw:auto-grow-height="false" fo:min-height="0.55cm" fo:min-width="0.462cm" draw:shadow="hidden"/>
    </style:style>
    <style:style style:name="gr77" style:family="graphic" style:parent-style-name="standard">
      <style:graphic-properties draw:fill-color="#3399ff" draw:textarea-horizontal-align="left" draw:textarea-vertical-align="top" draw:auto-grow-height="false" fo:min-height="5.826cm" fo:min-width="9.6cm"/>
    </style:style>
    <style:style style:name="gr78" style:family="graphic" style:parent-style-name="standard">
      <style:graphic-properties draw:fill-color="#3399ff" draw:textarea-horizontal-align="left" draw:textarea-vertical-align="top" draw:auto-grow-height="false" fo:min-height="1.226cm" fo:min-width="9.6cm"/>
    </style:style>
    <style:style style:name="gr79" style:family="graphic" style:parent-style-name="standard">
      <style:graphic-properties draw:fill-color="#3399ff" draw:textarea-horizontal-align="left" draw:textarea-vertical-align="top" draw:auto-grow-height="false" fo:min-height="1.152cm" fo:min-width="3.807cm"/>
    </style:style>
    <style:style style:name="gr80" style:family="graphic" style:parent-style-name="standard">
      <style:graphic-properties draw:fill-color="#ffffff" draw:textarea-horizontal-align="justify" draw:textarea-vertical-align="middle" draw:auto-grow-height="false" fo:min-height="0.554cm" fo:min-width="0.544cm" draw:shadow="hidden"/>
    </style:style>
    <style:style style:name="gr81" style:family="graphic" style:parent-style-name="standard">
      <style:graphic-properties draw:fill-color="#ffffff" draw:textarea-horizontal-align="justify" draw:textarea-vertical-align="middle" draw:auto-grow-height="false" fo:min-height="0.65cm" fo:min-width="0.5cm" draw:shadow="hidden"/>
    </style:style>
    <style:style style:name="gr82" style:family="graphic" style:parent-style-name="standard">
      <style:graphic-properties draw:fill-color="#3399ff" draw:textarea-horizontal-align="left" draw:textarea-vertical-align="top" draw:auto-grow-height="false" fo:min-height="0.749cm" fo:min-width="6.399cm"/>
    </style:style>
    <style:style style:name="gr83" style:family="graphic" style:parent-style-name="standard">
      <style:graphic-properties draw:fill-color="#ffffff" draw:textarea-horizontal-align="justify" draw:textarea-vertical-align="middle" draw:auto-grow-height="false" fo:min-height="0.251cm" fo:min-width="0.504cm" draw:shadow="hidden"/>
    </style:style>
    <style:style style:name="gr84" style:family="graphic" style:parent-style-name="standard">
      <style:graphic-properties draw:fill-color="#3399ff" draw:textarea-horizontal-align="left" draw:textarea-vertical-align="top" draw:auto-grow-height="false" fo:min-height="1.226cm" fo:min-width="6.5cm"/>
    </style:style>
    <style:style style:name="gr85" style:family="graphic" style:parent-style-name="standard">
      <style:graphic-properties draw:fill-color="#ffffff" draw:textarea-horizontal-align="justify" draw:textarea-vertical-align="middle" draw:auto-grow-height="false" fo:min-height="0.55cm" fo:min-width="0.3cm" draw:shadow="hidden"/>
    </style:style>
    <style:style style:name="gr86" style:family="graphic" style:parent-style-name="standard">
      <style:graphic-properties draw:fill-color="#3399ff" draw:textarea-horizontal-align="left" draw:textarea-vertical-align="top" draw:auto-grow-height="false" fo:min-height="1.226cm" fo:min-width="7.646cm"/>
    </style:style>
    <style:style style:name="gr87" style:family="graphic" style:parent-style-name="standard">
      <style:graphic-properties draw:fill-color="#ffffff" draw:textarea-horizontal-align="justify" draw:textarea-vertical-align="middle" draw:auto-grow-height="false" fo:min-height="0.55cm" fo:min-width="0.431cm" draw:shadow="hidden"/>
    </style:style>
    <style:style style:name="gr88" style:family="graphic" style:parent-style-name="standard">
      <style:graphic-properties draw:fill-color="#3399ff" draw:textarea-horizontal-align="left" draw:textarea-vertical-align="top" draw:auto-grow-height="false" fo:min-height="1.226cm" fo:min-width="8.386cm"/>
    </style:style>
    <style:style style:name="gr89" style:family="graphic" style:parent-style-name="standard">
      <style:graphic-properties draw:fill-color="#ffffff" draw:textarea-horizontal-align="justify" draw:textarea-vertical-align="middle" draw:auto-grow-height="false" fo:min-height="0.55cm" fo:min-width="0.516cm" draw:shadow="hidden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loext:graphic-properties draw:fill-color="#3399ff"/>
      <style:paragraph-properties fo:text-align="start" style:writing-mode="lr-tb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-color="#66ff99"/>
      <style:paragraph-properties fo:margin-left="0cm" fo:margin-right="0cm" fo:text-align="center" fo:text-indent="0cm"/>
      <style:text-properties fo:font-size="22pt" style:font-size-asian="18pt" style:font-size-complex="18pt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xml:id="id1" draw:id="id1">
          <draw:custom-shape draw:style-name="gr1" draw:text-style-name="P2" draw:layer="layout" svg:width="4.01cm" svg:height="1.499cm" svg:x="1.59cm" svg:y="1.601cm">
            <text:p text:style-name="P1">P’ → .P</text:p>
            <text:p text:style-name="P1">P → .inicio V A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0.88cm" svg:height="0.534cm" svg:x="4.72cm" svg:y="1.601cm">
            <text:p text:style-name="P3">0</text:p>
            <draw:enhanced-geometry svg:viewBox="0 0 21600 21600" draw:extrusion="false" draw:type="rectangle" draw:enhanced-path="M 0 0 L 21600 0 21600 21600 0 21600 0 0 Z N"/>
          </draw:custom-shape>
        </draw:g>
        <draw:g xml:id="id2" draw:id="id2">
          <draw:custom-shape draw:style-name="gr3" draw:text-style-name="P2" draw:layer="layout" svg:width="3.114cm" svg:height="1.699cm" svg:x="8.086cm" svg:y="1.501cm">
            <text:p text:style-name="P1">P’ → P.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84cm" svg:height="0.605cm" svg:x="10.516cm" svg:y="1.501cm">
            <text:p text:style-name="P3">1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5.6cm" svg:y1="2.35cm" svg:x2="8.086cm" svg:y2="2.35cm" draw:start-shape="id1" draw:start-glue-point="1" draw:end-shape="id2" svg:d="M5600 2350h2486" svg:viewBox="0 0 2487 1">
          <text:p text:style-name="P3">P</text:p>
          <text:p text:style-name="P3"/>
        </draw:connector>
        <draw:g xml:id="id3" draw:id="id3">
          <draw:custom-shape draw:style-name="gr6" draw:text-style-name="P2" draw:layer="layout" svg:width="4.81cm" svg:height="1.497cm" svg:x="1.59cm" svg:y="4.64cm">
            <text:p text:style-name="P1">P → inicio .V A</text:p>
            <text:p text:style-name="P1">V → .varinicio LV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56cm" svg:height="0.66cm" svg:x="5.344cm" svg:y="4.64cm">
            <text:p text:style-name="P3">2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3.595cm" svg:y1="3.1cm" svg:x2="3.995cm" svg:y2="4.64cm" draw:start-shape="id1" draw:start-glue-point="2" draw:end-shape="id3" draw:end-glue-point="0" svg:d="M3595 3100v769h400v771" svg:viewBox="0 0 401 1541">
          <text:p text:style-name="P3">inicio</text:p>
        </draw:connector>
        <draw:g xml:id="id4" draw:id="id4">
          <draw:custom-shape draw:style-name="gr8" draw:text-style-name="P2" draw:layer="layout" svg:width="4.81cm" svg:height="2.303cm" svg:x="1.59cm" svg:y="7.5cm">
            <text:p text:style-name="P1">V → varinicio .LV</text:p>
            <text:p text:style-name="P1">LV → .D LV</text:p>
            <text:p text:style-name="P1">LV → .varfim ;</text:p>
            <text:p text:style-name="P1">D → .id TIPO ;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0.82cm" svg:x="5.344cm" svg:y="7.5cm">
            <text:p text:style-name="P3">3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3.995cm" svg:y1="6.137cm" svg:x2="3.995cm" svg:y2="7.5cm" draw:start-shape="id3" draw:start-glue-point="2" draw:end-shape="id4" draw:end-glue-point="0" svg:d="M3995 6137v1363" svg:viewBox="0 0 1 1364">
          <text:p text:style-name="P3">varinicio</text:p>
        </draw:connector>
        <draw:g xml:id="id5" draw:id="id5">
          <draw:custom-shape draw:style-name="gr10" draw:text-style-name="P2" draw:layer="layout" svg:width="9.418cm" svg:height="6.401cm" svg:x="12.8cm" svg:y="1.399cm">
            <text:p text:style-name="P1">P → inicio V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 ;</text:p>
            <text:p text:style-name="P1">ES → .escreva ARG <text:s/>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1.115cm" svg:height="1.172cm" svg:x="21.103cm" svg:y="1.399cm">
            <text:p text:style-name="P3">4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draw:line-skew="1.6cm" svg:x1="6.4cm" svg:y1="5.388cm" svg:x2="12.8cm" svg:y2="4.599cm" draw:start-shape="id3" draw:start-glue-point="1" draw:end-shape="id5" svg:d="M6400 5388h4800v-789h1600" svg:viewBox="0 0 6401 790">
          <text:p text:style-name="P3">V</text:p>
        </draw:connector>
        <draw:g xml:id="id6" draw:id="id6">
          <draw:custom-shape draw:style-name="gr12" draw:text-style-name="P2" draw:layer="layout" svg:width="4.807cm" svg:height="1.1cm" svg:x="7.483cm" svg:y="5.808cm">
            <text:p text:style-name="P1">V → varinicio LV.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1.055cm" svg:height="0.6cm" svg:x="11.235cm" svg:y="5.808cm">
            <text:p text:style-name="P3">5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6.4cm" svg:y1="8.651cm" svg:x2="7.483cm" svg:y2="6.358cm" draw:start-shape="id4" draw:start-glue-point="1" draw:end-shape="id6" draw:end-glue-point="3" svg:d="M6400 8651h541v-2293h542" svg:viewBox="0 0 1084 2294">
          <text:p text:style-name="P3">LV</text:p>
        </draw:connector>
        <draw:g xml:id="id7" draw:id="id7">
          <draw:custom-shape draw:style-name="gr14" draw:text-style-name="P2" draw:layer="layout" svg:width="4.6cm" svg:height="2.3cm" svg:x="11.7cm" svg:y="8.9cm">
            <text:p text:style-name="P1">LV → D .LV</text:p>
            <text:p text:style-name="P1">LV → .D LV</text:p>
            <text:p text:style-name="P1">LV → .varfim ;</text:p>
            <text:p text:style-name="P1">D → .id TIPO ;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1.01cm" svg:height="0.819cm" svg:x="15.29cm" svg:y="8.9cm">
            <text:p text:style-name="P3">6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6.4cm" svg:y1="8.651cm" svg:x2="11.7cm" svg:y2="10.05cm" draw:start-shape="id4" draw:start-glue-point="1" draw:end-shape="id7" svg:d="M6400 8651h2650v1399h2650" svg:viewBox="0 0 5301 1400">
          <text:p text:style-name="P3">D</text:p>
        </draw:connector>
        <draw:g xml:id="id9" draw:id="id9">
          <draw:custom-shape draw:style-name="gr16" draw:text-style-name="P2" draw:layer="layout" svg:width="4.2cm" svg:height="1.3cm" svg:x="1cm" svg:y="12.3cm">
            <text:p text:style-name="P1">LV → varfim .;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0.93cm" svg:height="0.8cm" svg:x="4.27cm" svg:y="12.3cm">
            <text:p text:style-name="P3">7</text:p>
            <draw:enhanced-geometry svg:viewBox="0 0 21600 21600" draw:extrusion="false" draw:type="rectangle" draw:enhanced-path="M 0 0 L 21600 0 21600 21600 0 21600 0 0 Z N"/>
          </draw:custom-shape>
        </draw:g>
        <draw:g xml:id="id8" draw:id="id8">
          <draw:custom-shape draw:style-name="gr18" draw:text-style-name="P2" draw:layer="layout" svg:width="4.4cm" svg:height="2.2cm" svg:x="8.3cm" svg:y="15.5cm">
            <text:p text:style-name="P1">D → id .TIPO ;</text:p>
            <text:p text:style-name="P1">TIPO → .int</text:p>
            <text:p text:style-name="P1">TIPO → .real</text:p>
            <text:p text:style-name="P1">TIPO → .lit</text:p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0.966cm" svg:height="0.784cm" svg:x="11.734cm" svg:y="15.5cm">
            <text:p text:style-name="P3">8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draw:line-skew="-0.35cm" svg:x1="6.4cm" svg:y1="8.651cm" svg:x2="8.3cm" svg:y2="16.6cm" draw:start-shape="id4" draw:start-glue-point="1" draw:end-shape="id8" draw:end-glue-point="3" svg:d="M6400 8651h600v7949h1300" svg:viewBox="0 0 1901 7950">
          <text:p text:style-name="P3">id</text:p>
        </draw:connector>
        <draw:connector draw:style-name="gr5" draw:text-style-name="P5" draw:layer="layout" draw:line-skew="1.15cm" svg:x1="3.995cm" svg:y1="9.803cm" svg:x2="3.1cm" svg:y2="12.3cm" draw:start-shape="id4" draw:start-glue-point="2" draw:end-shape="id9" svg:d="M3995 9803v2398h-895v99" svg:viewBox="0 0 896 2498">
          <text:p text:style-name="P3">varfim</text:p>
        </draw:connector>
        <draw:g xml:id="id10" draw:id="id10">
          <draw:custom-shape draw:style-name="gr20" draw:text-style-name="P2" draw:layer="layout" svg:width="3.7cm" svg:height="1.5cm" svg:x="19.6cm" svg:y="9.3cm">
            <text:p text:style-name="P1">LV → D LV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1cm" svg:height="0.711cm" svg:x="22.3cm" svg:y="9.3cm">
            <text:p text:style-name="P3">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5" draw:text-style-name="P5" draw:layer="layout" svg:x1="16.3cm" svg:y1="10.05cm" svg:x2="19.6cm" svg:y2="10.05cm" draw:start-shape="id7" draw:start-glue-point="1" draw:end-shape="id10" draw:end-glue-point="3" svg:d="M16300 10050h3300" svg:viewBox="0 0 3301 1">
          <text:p text:style-name="P3">LV</text:p>
        </draw:connector>
        <draw:connector draw:style-name="gr22" draw:text-style-name="P5" draw:layer="layout" draw:line-skew="-0.198cm" svg:x1="14cm" svg:y1="8.9cm" svg:x2="11.7cm" svg:y2="10.05cm" draw:start-shape="id7" draw:start-glue-point="0" draw:end-shape="id7" draw:end-glue-point="3" svg:d="M14000 8900v-700h-2801v1850h501" svg:viewBox="0 0 2802 1851">
          <text:p text:style-name="P3">D</text:p>
        </draw:connector>
        <draw:connector draw:style-name="gr22" draw:text-style-name="P5" draw:layer="layout" svg:x1="14cm" svg:y1="11.2cm" svg:x2="3.1cm" svg:y2="12.3cm" draw:start-shape="id7" draw:start-glue-point="2" draw:end-shape="id9" draw:end-glue-point="0" svg:d="M14000 11200v550h-10900v550" svg:viewBox="0 0 10901 1101">
          <text:p text:style-name="P3">varfim</text:p>
        </draw:connector>
        <draw:connector draw:style-name="gr22" draw:text-style-name="P5" draw:layer="layout" svg:x1="14cm" svg:y1="11.2cm" svg:x2="10.5cm" svg:y2="15.5cm" draw:start-shape="id7" draw:start-glue-point="2" draw:end-shape="id8" svg:d="M14000 11200v2150h-3500v2150" svg:viewBox="0 0 3501 4301">
          <text:p text:style-name="P3">id</text:p>
        </draw:connector>
        <draw:g xml:id="id26" draw:id="id26">
          <draw:custom-shape draw:style-name="gr23" draw:text-style-name="P2" draw:layer="layout" svg:width="4cm" svg:height="1.4cm" svg:x="1cm" svg:y="19.1cm">
            <text:p text:style-name="P1">D → id TIPO .;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0.878cm" svg:height="0.754cm" svg:x="4.122cm" svg:y="19.1cm">
            <text:p text:style-name="P3">10</text:p>
            <draw:enhanced-geometry svg:viewBox="0 0 21600 21600" draw:extrusion="false" draw:type="rectangle" draw:enhanced-path="M 0 0 L 21600 0 21600 21600 0 21600 0 0 Z N"/>
          </draw:custom-shape>
        </draw:g>
        <draw:g xml:id="id25" draw:id="id25">
          <draw:custom-shape draw:style-name="gr25" draw:text-style-name="P2" draw:layer="layout" svg:width="4.9cm" svg:height="1.2cm" svg:x="1cm" svg:y="17.3cm">
            <text:p text:style-name="P1">TIPO → int.</text:p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1.076cm" svg:height="0.7cm" svg:x="4.824cm" svg:y="17.3cm">
            <text:p text:style-name="P3">11</text:p>
            <draw:enhanced-geometry svg:viewBox="0 0 21600 21600" draw:extrusion="false" draw:type="rectangle" draw:enhanced-path="M 0 0 L 21600 0 21600 21600 0 21600 0 0 Z N"/>
          </draw:custom-shape>
        </draw:g>
        <draw:g xml:id="id22" draw:id="id22">
          <draw:custom-shape draw:style-name="gr27" draw:text-style-name="P2" draw:layer="layout" svg:width="3.8cm" svg:height="1cm" svg:x="1cm" svg:y="14.3cm">
            <text:p text:style-name="P1">TIPO → real.</text:p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0.835cm" svg:height="0.7cm" svg:x="3.965cm" svg:y="14.3cm">
            <text:p text:style-name="P3">12</text:p>
            <draw:enhanced-geometry svg:viewBox="0 0 21600 21600" draw:extrusion="false" draw:type="rectangle" draw:enhanced-path="M 0 0 L 21600 0 21600 21600 0 21600 0 0 Z N"/>
          </draw:custom-shape>
        </draw:g>
        <draw:g xml:id="id23" draw:id="id23">
          <draw:custom-shape draw:style-name="gr29" draw:text-style-name="P2" draw:layer="layout" svg:width="4.8cm" svg:height="1cm" svg:x="1cm" svg:y="15.9cm">
            <text:p text:style-name="P1">TIPO → lit.</text:p>
            <draw:enhanced-geometry svg:viewBox="0 0 21600 21600" draw:type="rectangle" draw:enhanced-path="M 0 0 L 21600 0 21600 21600 0 21600 0 0 Z N"/>
          </draw:custom-shape>
          <draw:custom-shape draw:style-name="gr30" draw:text-style-name="P4" draw:layer="layout" svg:width="1.054cm" svg:height="0.7cm" svg:x="4.746cm" svg:y="15.9cm">
            <text:p text:style-name="P3">13</text:p>
            <draw:enhanced-geometry svg:viewBox="0 0 21600 21600" draw:extrusion="false" draw:type="rectangle" draw:enhanced-path="M 0 0 L 21600 0 21600 21600 0 21600 0 0 Z N"/>
          </draw:custom-shape>
        </draw:g>
        <draw:g xml:id="id21" draw:id="id21">
          <draw:custom-shape draw:style-name="gr31" draw:text-style-name="P2" draw:layer="layout" svg:width="4.3cm" svg:height="1.5cm" svg:x="24.3cm" svg:y="0.9cm">
            <text:p text:style-name="P1">P → inicio V A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0.902cm" svg:height="0.717cm" svg:x="27.698cm" svg:y="0.9cm">
            <text:p text:style-name="P3">14</text:p>
            <draw:enhanced-geometry svg:viewBox="0 0 21600 21600" draw:extrusion="false" draw:type="rectangle" draw:enhanced-path="M 0 0 L 21600 0 21600 21600 0 21600 0 0 Z N"/>
          </draw:custom-shape>
        </draw:g>
        <draw:g xml:id="id11" draw:id="id11">
          <draw:custom-shape draw:style-name="gr33" draw:text-style-name="P2" draw:layer="layout" svg:width="9.313cm" svg:height="6.053cm" svg:x="32.202cm" svg:y="3.404cm">
            <text:p text:style-name="P1">A → ES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40.412cm" svg:y="3.404cm">
            <text:p text:style-name="P3">1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28" draw:id="id28">
          <draw:custom-shape draw:style-name="gr35" draw:text-style-name="P2" draw:layer="layout" svg:width="3.3cm" svg:height="1.402cm" svg:x="43.115cm" svg:y="1.402cm">
            <text:p text:style-name="P1">A → ES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8cm" svg:height="0.804cm" svg:x="45.615cm" svg:y="1.4cm">
            <text:p text:style-name="P3">1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36.858cm" svg:y1="3.404cm" svg:x2="32.202cm" svg:y2="6.43cm" draw:start-shape="id11" draw:start-glue-point="0" draw:end-shape="id11" draw:end-glue-point="3" svg:d="M36858 3404v-848h-5158v3874h502" svg:viewBox="0 0 5159 3875">
          <text:p text:style-name="P6">ES</text:p>
        </draw:connector>
        <draw:custom-shape draw:style-name="gr37" draw:text-style-name="P8" xml:id="id13" draw:id="id13" draw:layer="layout" svg:width="1.3cm" svg:height="1.3cm" svg:x="27.1cm" svg:y="2.7cm">
          <text:p text:style-name="P6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" draw:id="id14" draw:layer="layout" svg:width="1.2cm" svg:height="1.2cm" svg:x="24.767cm" svg:y="7.833cm">
          <text:p text:style-name="P6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xml:id="id12" draw:id="id12" draw:layer="layout" svg:width="1.3cm" svg:height="1.3cm" svg:x="27.7cm" svg:y="4.4cm">
          <text:p text:style-name="P6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xml:id="id15" draw:id="id15" draw:layer="layout" svg:width="1.3cm" svg:height="1.3cm" svg:x="24.8cm" svg:y="5.5cm">
          <text:p text:style-name="P6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7" draw:layer="layout" draw:line-skew="0.541cm" svg:x1="22.218cm" svg:y1="4.599cm" svg:x2="27.7cm" svg:y2="5.05cm" draw:start-shape="id5" draw:start-glue-point="1" draw:end-shape="id12" draw:end-glue-point="6" svg:d="M22218 4599h3282v451h2200" svg:viewBox="0 0 5483 452">
          <text:p text:style-name="P6">ES</text:p>
        </draw:connector>
        <draw:connector draw:style-name="gr22" draw:text-style-name="P7" draw:layer="layout" draw:line-skew="-0.759cm" svg:x1="22.218cm" svg:y1="4.599cm" svg:x2="27.1cm" svg:y2="3.35cm" draw:start-shape="id5" draw:start-glue-point="1" draw:end-shape="id13" draw:end-glue-point="6" svg:d="M22218 4599h1682v-1249h3200" svg:viewBox="0 0 4883 1250">
          <text:p text:style-name="P6">CMD</text:p>
        </draw:connector>
        <draw:connector draw:style-name="gr22" draw:text-style-name="P7" draw:layer="layout" svg:x1="17.509cm" svg:y1="7.8cm" svg:x2="24.767cm" svg:y2="8.433cm" draw:start-shape="id5" draw:start-glue-point="2" draw:end-shape="id14" draw:end-glue-point="6" svg:d="M17509 7800v633h7258" svg:viewBox="0 0 7259 634">
          <text:p text:style-name="P6">COND</text:p>
        </draw:connector>
        <draw:connector draw:style-name="gr22" draw:text-style-name="P7" draw:layer="layout" draw:line-skew="-0.609cm" svg:x1="22.218cm" svg:y1="4.599cm" svg:x2="24.8cm" svg:y2="6.15cm" draw:start-shape="id5" draw:start-glue-point="1" draw:end-shape="id15" draw:end-glue-point="6" svg:d="M22218 4599h682v1551h1900" svg:viewBox="0 0 2583 1552">
          <text:p text:style-name="P6"/>
          <text:p text:style-name="P6">REP</text:p>
        </draw:connector>
        <draw:g xml:id="id16" draw:id="id16">
          <draw:custom-shape draw:style-name="gr39" draw:text-style-name="P2" draw:layer="layout" svg:width="2.7cm" svg:height="0.999cm" svg:x="18.4cm" svg:y="16.901cm">
            <text:p text:style-name="P1">A → fim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" draw:layer="layout" svg:width="0.634cm" svg:height="0.501cm" svg:x="20.466cm" svg:y="16.9cm">
            <text:p text:style-name="P3">2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41" draw:text-style-name="P7" xml:id="id17" draw:id="id17" draw:layer="layout" svg:x1="17.509cm" svg:y1="7.8cm" svg:x2="18.4cm" svg:y2="17.4cm" draw:start-shape="id5" draw:start-glue-point="2" draw:end-shape="id16" draw:end-glue-point="3" svg:d="M17509 7800v9600h891" svg:viewBox="0 0 892 9601">
          <text:p/>
        </draw:connector>
        <draw:g xml:id="id29" draw:id="id29">
          <draw:custom-shape draw:style-name="gr42" draw:text-style-name="P2" draw:layer="layout" svg:width="4.113cm" svg:height="1.401cm" svg:x="19.6cm" svg:y="11.299cm">
            <text:p text:style-name="P1">ES → leia .id 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22.713cm" svg:y="11.297cm">
            <text:p text:style-name="P3">2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30" draw:id="id30">
          <draw:custom-shape draw:style-name="gr44" draw:text-style-name="P2" draw:layer="layout" svg:width="5.5cm" svg:height="2.497cm" svg:x="19.6cm" svg:y="13.203cm">
            <text:p text:style-name="P1">ES → escreva .ARG ;</text:p>
            <text:p text:style-name="P1">ARG → .literal</text:p>
            <text:p text:style-name="P1">ARG → .num</text:p>
            <text:p text:style-name="P1">ARG → .i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1.006cm" svg:height="0.8cm" svg:x="24.094cm" svg:y="13.2cm">
            <text:p text:style-name="P3">2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8" draw:id="id18">
          <draw:custom-shape draw:style-name="gr46" draw:text-style-name="P2" draw:layer="layout" svg:width="9cm" svg:height="6.198cm" svg:x="27.001cm" svg:y="38.302cm">
            <text:p text:style-name="P1">COND → CAB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4" draw:layer="layout" svg:width="1.5cm" svg:height="1.3cm" svg:x="34.501cm" svg:y="38.3cm">
            <text:p text:style-name="P3">2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41" draw:text-style-name="P7" draw:layer="layout" svg:x1="17.509cm" svg:y1="17.4cm" svg:x2="27.001cm" svg:y2="41.4cm" draw:start-shape="id17" draw:start-glue-point="0" draw:end-shape="id18" draw:end-glue-point="3" svg:d="M17509 17400v24000h9492" svg:viewBox="0 0 9493 24001">
          <text:p/>
        </draw:connector>
        <draw:g xml:id="id19" draw:id="id19">
          <draw:custom-shape draw:style-name="gr48" draw:text-style-name="P2" draw:layer="layout" svg:width="5.3cm" svg:height="1.401cm" svg:x="19.5cm" svg:y="18.602cm">
            <text:p text:style-name="P1">CMD → id .rcb LD 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1cm" svg:height="0.702cm" svg:x="23.8cm" svg:y="18.6cm">
            <text:p text:style-name="P3">2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41" draw:text-style-name="P7" draw:layer="layout" svg:x1="17.509cm" svg:y1="7.8cm" svg:x2="19.5cm" svg:y2="19.301cm" draw:start-shape="id5" draw:start-glue-point="2" draw:end-shape="id19" draw:end-glue-point="3" svg:d="M17509 7800v11501h1991" svg:viewBox="0 0 1992 11502">
          <text:p/>
        </draw:connector>
        <draw:g xml:id="id20" draw:id="id20">
          <draw:custom-shape draw:style-name="gr50" draw:text-style-name="P2" draw:layer="layout" svg:width="10.1cm" svg:height="1.4cm" svg:x="1.2cm" svg:y="22.7cm">
            <text:p text:style-name="P1">REP → enquanto .(EXP_R) faca REPCORP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" draw:layer="layout" svg:width="0.962cm" svg:height="0.702cm" svg:x="10.338cm" svg:y="22.7cm">
            <text:p text:style-name="P3">2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41" draw:text-style-name="P5" draw:layer="layout" svg:x1="17.509cm" svg:y1="7.8cm" svg:x2="11.3cm" svg:y2="23.4cm" draw:start-shape="id5" draw:start-glue-point="2" draw:end-shape="id20" draw:end-glue-point="1" svg:d="M17509 7800v15600h-6209" svg:viewBox="0 0 6210 15601">
          <text:p/>
        </draw:connector>
        <draw:g xml:id="id27" draw:id="id27">
          <draw:custom-shape draw:style-name="gr52" draw:text-style-name="P2" draw:layer="layout" svg:width="6.8cm" svg:height="1.401cm" svg:x="19.3cm" svg:y="21.499cm">
            <text:p text:style-name="P1">CAB → se .(EXP_R) enta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4" draw:layer="layout" svg:width="0.987cm" svg:height="0.903cm" svg:x="25.113cm" svg:y="21.497cm">
            <text:p text:style-name="P3">3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359cm" svg:x1="22.218cm" svg:y1="4.599cm" svg:x2="24.3cm" svg:y2="1.65cm" draw:start-shape="id5" draw:start-glue-point="1" draw:end-shape="id21" draw:end-glue-point="3" svg:d="M22218 4599h682v-2949h1400" svg:viewBox="0 0 2083 2950">
          <text:p text:style-name="P3">A</text:p>
        </draw:connector>
        <draw:connector draw:style-name="gr41" draw:text-style-name="P5" draw:layer="layout" draw:line-skew="0cm -0.05cm" svg:x1="10.5cm" svg:y1="17.7cm" svg:x2="4.8cm" svg:y2="14.8cm" draw:start-shape="id8" draw:start-glue-point="2" draw:end-shape="id22" draw:end-glue-point="1" svg:d="M10500 17700v501h-4000v-3401h-1700" svg:viewBox="0 0 5701 3402">
          <text:p/>
        </draw:connector>
        <draw:connector draw:style-name="gr41" draw:text-style-name="P5" xml:id="id24" draw:id="id24" draw:layer="layout" draw:line-skew="0cm -0.55cm" svg:x1="10.5cm" svg:y1="17.7cm" svg:x2="5.8cm" svg:y2="16.4cm" draw:start-shape="id8" draw:start-glue-point="2" draw:end-shape="id23" draw:end-glue-point="1" svg:d="M10500 17700v501h-4000v-1801h-700" svg:viewBox="0 0 4701 1802">
          <text:p/>
        </draw:connector>
        <draw:connector draw:style-name="gr41" draw:text-style-name="P5" draw:layer="layout" svg:x1="6.5cm" svg:y1="18.201cm" svg:x2="3.45cm" svg:y2="18.5cm" draw:start-shape="id24" draw:start-glue-point="0" draw:end-shape="id25" svg:d="M6500 18201v800h-3050v-501" svg:viewBox="0 0 3051 801">
          <text:p/>
        </draw:connector>
        <draw:connector draw:style-name="gr41" draw:text-style-name="P5" draw:layer="layout" svg:x1="12.7cm" svg:y1="16.6cm" svg:x2="5cm" svg:y2="19.8cm" draw:start-shape="id8" draw:start-glue-point="1" draw:end-shape="id26" svg:d="M12700 16600h501v3200h-8201" svg:viewBox="0 0 8202 3201">
          <text:p/>
        </draw:connector>
        <draw:connector draw:style-name="gr41" draw:text-style-name="P5" draw:layer="layout" svg:x1="17.509cm" svg:y1="7.8cm" svg:x2="19.3cm" svg:y2="22.198cm" draw:start-shape="id5" draw:start-glue-point="2" draw:end-shape="id27" draw:end-glue-point="3" svg:d="M17509 7800v14398h1791" svg:viewBox="0 0 1792 14399">
          <text:p/>
        </draw:connector>
        <draw:connector draw:style-name="gr22" draw:text-style-name="P5" draw:layer="layout" svg:x1="41.515cm" svg:y1="6.43cm" svg:x2="43.115cm" svg:y2="2.102cm" draw:start-shape="id11" draw:start-glue-point="1" draw:end-shape="id28" draw:end-glue-point="3" svg:d="M41515 6430h800v-4328h800" svg:viewBox="0 0 1601 4329">
          <text:p text:style-name="P3">A</text:p>
        </draw:connector>
        <draw:connector draw:style-name="gr41" draw:text-style-name="P5" draw:layer="layout" svg:x1="17.509cm" svg:y1="7.8cm" svg:x2="19.6cm" svg:y2="11.998cm" draw:start-shape="id5" draw:start-glue-point="2" draw:end-shape="id29" draw:end-glue-point="3" svg:d="M17509 7800v4198h2091" svg:viewBox="0 0 2092 4199">
          <text:p/>
        </draw:connector>
        <draw:connector draw:style-name="gr41" draw:text-style-name="P5" draw:layer="layout" svg:x1="17.509cm" svg:y1="7.8cm" svg:x2="19.6cm" svg:y2="14.45cm" draw:start-shape="id5" draw:start-glue-point="2" draw:end-shape="id30" draw:end-glue-point="3" svg:d="M17509 7800v6650h2091" svg:viewBox="0 0 2092 6651">
          <text:p/>
        </draw:connector>
        <draw:g xml:id="id31" draw:id="id31">
          <draw:custom-shape draw:style-name="gr54" draw:text-style-name="P2" draw:layer="layout" svg:width="5.8cm" svg:height="0.999cm" svg:x="42.101cm" svg:y="36.301cm">
            <text:p text:style-name="P1">COND → CAB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0.844cm" svg:height="0.501cm" svg:x="47.057cm" svg:y="36.3cm">
            <text:p text:style-name="P3">3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1.85cm" svg:x1="36.001cm" svg:y1="41.4cm" svg:x2="42.101cm" svg:y2="36.8cm" draw:start-shape="id18" draw:start-glue-point="1" draw:end-shape="id31" draw:end-glue-point="3" svg:d="M36001 41400h1200v-4600h4900" svg:viewBox="0 0 6101 4601">
          <text:p text:style-name="P3">CORPO</text:p>
        </draw:connector>
        <draw:g xml:id="id32" draw:id="id32">
          <draw:custom-shape draw:style-name="gr42" draw:text-style-name="P2" draw:layer="layout" svg:width="4.113cm" svg:height="1.401cm" svg:x="26.587cm" svg:y="11.299cm">
            <text:p text:style-name="P1">ES → leia id .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29.7cm" svg:y="11.297cm">
            <text:p text:style-name="P3">3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3.713cm" svg:y1="11.998cm" svg:x2="26.587cm" svg:y2="11.998cm" draw:start-shape="id29" draw:start-glue-point="1" draw:end-shape="id32" draw:end-glue-point="3" svg:d="M23713 11998h2874" svg:viewBox="0 0 2875 1">
          <text:p text:style-name="P3">id</text:p>
        </draw:connector>
        <draw:g xml:id="id33" draw:id="id33">
          <draw:custom-shape draw:style-name="gr42" draw:text-style-name="P2" draw:layer="layout" svg:width="4.113cm" svg:height="1.401cm" svg:x="32.7cm" svg:y="11.302cm">
            <text:p text:style-name="P1">ES → leia id ;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35.813cm" svg:y="11.3cm">
            <text:p text:style-name="P3">3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7cm" svg:y1="11.998cm" svg:x2="32.7cm" svg:y2="12.001cm" draw:start-shape="id32" draw:start-glue-point="1" draw:end-shape="id33" draw:end-glue-point="3" svg:d="M30700 11998h1000v3h1000" svg:viewBox="0 0 2001 4">
          <text:p text:style-name="P3">;</text:p>
        </draw:connector>
        <draw:g xml:id="id34" draw:id="id34">
          <draw:custom-shape draw:style-name="gr56" draw:text-style-name="P2" draw:layer="layout" svg:width="5.5cm" svg:height="1.498cm" svg:x="28.1cm" svg:y="13.202cm">
            <text:p text:style-name="P1">ES → escreva ARG .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4" draw:layer="layout" svg:width="1.006cm" svg:height="0.751cm" svg:x="32.594cm" svg:y="13.2cm">
            <text:p text:style-name="P3">3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5.1cm" svg:y1="14.45cm" svg:x2="28.1cm" svg:y2="13.95cm" draw:start-shape="id30" draw:start-glue-point="1" draw:end-shape="id34" draw:end-glue-point="3" svg:d="M25100 14450h1500v-500h1500" svg:viewBox="0 0 3001 501">
          <text:p text:style-name="P3">ARG</text:p>
        </draw:connector>
        <draw:g xml:id="id35" draw:id="id35">
          <draw:custom-shape draw:style-name="gr56" draw:text-style-name="P2" draw:layer="layout" svg:width="5.5cm" svg:height="1.498cm" svg:x="36.6cm" svg:y="13.202cm">
            <text:p text:style-name="P1">ES → escreva ARG ;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4" draw:layer="layout" svg:width="1.006cm" svg:height="0.751cm" svg:x="41.094cm" svg:y="13.2cm">
            <text:p text:style-name="P3">3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3.6cm" svg:y1="13.95cm" svg:x2="36.6cm" svg:y2="13.95cm" draw:start-shape="id34" draw:start-glue-point="1" draw:end-shape="id35" svg:d="M33600 13950h3000" svg:viewBox="0 0 3001 1">
          <text:p text:style-name="P3">;</text:p>
        </draw:connector>
        <draw:g xml:id="id36" draw:id="id36">
          <draw:custom-shape draw:style-name="gr58" draw:text-style-name="P2" draw:layer="layout" svg:width="5.7cm" svg:height="2.898cm" svg:x="28.1cm" svg:y="17.835cm">
            <text:p text:style-name="P1">CMD → id rcb .LD ;</text:p>
            <text:p text:style-name="P1">LD → .OPRD opm OPRD</text:p>
            <text:p text:style-name="P1">LD → .OPRD</text:p>
            <text:p text:style-name="P1">OPRD → .id</text:p>
            <text:p text:style-name="P1">OPRD → .nu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1.075cm" svg:height="0.6cm" svg:x="32.725cm" svg:y="17.833cm">
            <text:p text:style-name="P3">3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4.8cm" svg:y1="19.301cm" svg:x2="28.1cm" svg:y2="19.283cm" draw:start-shape="id19" draw:start-glue-point="1" draw:end-shape="id36" draw:end-glue-point="3" svg:d="M24800 19301h1650v-18h1650" svg:viewBox="0 0 3301 19">
          <text:p text:style-name="P3"/>
          <text:p text:style-name="P3">rcb</text:p>
        </draw:connector>
        <draw:g xml:id="id37" draw:id="id37">
          <draw:custom-shape draw:style-name="gr48" draw:text-style-name="P2" draw:layer="layout" svg:width="5.3cm" svg:height="1.401cm" svg:x="35.7cm" svg:y="18.602cm">
            <text:p text:style-name="P1">CMD → id rcb LD .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1cm" svg:height="0.702cm" svg:x="40cm" svg:y="18.6cm">
            <text:p text:style-name="P3">3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3.8cm" svg:y1="19.283cm" svg:x2="35.7cm" svg:y2="19.301cm" draw:start-shape="id36" draw:start-glue-point="1" draw:end-shape="id37" draw:end-glue-point="3" svg:d="M33800 19283h950v18h950" svg:viewBox="0 0 1901 19">
          <text:p text:style-name="P3"/>
          <text:p text:style-name="P3">LD</text:p>
        </draw:connector>
        <draw:g xml:id="id38" draw:id="id38">
          <draw:custom-shape draw:style-name="gr48" draw:text-style-name="P2" draw:layer="layout" svg:width="5.3cm" svg:height="1.401cm" svg:x="42.7cm" svg:y="18.602cm">
            <text:p text:style-name="P1">CMD → id rcb LD ;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1cm" svg:height="0.702cm" svg:x="47cm" svg:y="18.6cm">
            <text:p text:style-name="P3">3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1cm" svg:y1="19.301cm" svg:x2="42.7cm" svg:y2="19.301cm" draw:start-shape="id37" draw:start-glue-point="1" draw:end-shape="id38" draw:end-glue-point="3" svg:d="M41000 19301h1700" svg:viewBox="0 0 1701 1">
          <text:p text:style-name="P3">;</text:p>
        </draw:connector>
        <draw:g xml:id="id39" draw:id="id39">
          <draw:custom-shape draw:style-name="gr60" draw:text-style-name="P2" draw:layer="layout" svg:width="6.5cm" svg:height="1.399cm" svg:x="41cm" svg:y="22.701cm">
            <text:p text:style-name="P1">LD → OPRD .opm OPRD</text:p>
            <text:p text:style-name="P1">LD → OPR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" draw:layer="layout" svg:width="1.226cm" svg:height="0.8cm" svg:x="46.274cm" svg:y="22.7cm">
            <text:p text:style-name="P3">3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95cm" svg:y1="20.733cm" svg:x2="41cm" svg:y2="23.4cm" draw:start-shape="id36" draw:start-glue-point="2" draw:end-shape="id39" draw:end-glue-point="3" svg:d="M30950 20733v2667h10050" svg:viewBox="0 0 10051 2668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OPRD</text:p>
        </draw:connector>
        <draw:g xml:id="id40" draw:id="id40">
          <draw:custom-shape draw:style-name="gr62" draw:text-style-name="P2" draw:layer="layout" svg:width="6.5cm" svg:height="1.799cm" svg:x="41cm" svg:y="27.502cm">
            <text:p text:style-name="P1">LD → OPRD opm .OPRD</text:p>
            <text:p text:style-name="P1">OPRD → .id</text:p>
            <text:p text:style-name="P1">OPRD → .nu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" draw:layer="layout" svg:width="1.226cm" svg:height="0.8cm" svg:x="46.274cm" svg:y="27.501cm">
            <text:p text:style-name="P3">4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4.25cm" svg:y1="24.1cm" svg:x2="44.25cm" svg:y2="27.501cm" draw:start-shape="id39" draw:start-glue-point="2" draw:end-shape="id40" draw:end-glue-point="0" svg:d="M44250 24100v3401" svg:viewBox="0 0 1 3402">
          <text:p text:style-name="P3"/>
          <text:p text:style-name="P3">opm</text:p>
        </draw:connector>
        <draw:g xml:id="id41" draw:id="id41">
          <draw:custom-shape draw:style-name="gr63" draw:text-style-name="P2" draw:layer="layout" svg:width="5.7cm" svg:height="0.898cm" svg:x="31.5cm" svg:y="26.102cm">
            <text:p text:style-name="P1">OPRD → i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1.075cm" svg:height="0.6cm" svg:x="36.125cm" svg:y="26.1cm">
            <text:p text:style-name="P3">4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95cm" svg:y1="20.733cm" svg:x2="31.5cm" svg:y2="26.55cm" draw:start-shape="id36" draw:start-glue-point="2" draw:end-shape="id41" draw:end-glue-point="3" svg:d="M30950 20733v5817h550" svg:viewBox="0 0 551 5818">
          <text:p text:style-name="P3"/>
          <text:p text:style-name="P3"/>
          <text:p text:style-name="P3">id</text:p>
        </draw:connector>
        <draw:g xml:id="id42" draw:id="id42">
          <draw:custom-shape draw:style-name="gr64" draw:text-style-name="P2" draw:layer="layout" svg:width="5.7cm" svg:height="1.098cm" svg:x="31.5cm" svg:y="28.002cm">
            <text:p text:style-name="P1">OPRD → num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4" draw:layer="layout" svg:width="1.075cm" svg:height="0.733cm" svg:x="36.125cm" svg:y="28cm">
            <text:p text:style-name="P3">4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7.5cm" svg:y1="28.401cm" svg:x2="31.5cm" svg:y2="26.55cm" draw:start-shape="id40" draw:start-glue-point="1" draw:end-shape="id41" draw:end-glue-point="3" svg:d="M47500 28401h501v-2802h-17002v951h501" svg:viewBox="0 0 17003 2803">
          <text:p text:style-name="P3">id</text:p>
        </draw:connector>
        <draw:connector draw:style-name="gr22" draw:text-style-name="P5" draw:layer="layout" svg:x1="47.5cm" svg:y1="28.401cm" svg:x2="34.35cm" svg:y2="29.1cm" draw:start-shape="id40" draw:start-glue-point="1" draw:end-shape="id42" draw:end-glue-point="2" svg:d="M47500 28401h501v1400h-13651v-701" svg:viewBox="0 0 13652 1401">
          <text:p text:style-name="P3"/>
          <text:p text:style-name="P3"/>
          <text:p text:style-name="P3"/>
          <text:p text:style-name="P3">num</text:p>
        </draw:connector>
        <draw:g xml:id="id43" draw:id="id43">
          <draw:custom-shape draw:style-name="gr66" draw:text-style-name="P2" draw:layer="layout" svg:width="6.5cm" svg:height="1.199cm" svg:x="41cm" svg:y="32.101cm">
            <text:p text:style-name="P1">LD → OPRD opm OPR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" draw:layer="layout" svg:width="1.226cm" svg:height="0.8cm" svg:x="46.274cm" svg:y="32.1cm">
            <text:p text:style-name="P3">4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4.25cm" svg:y1="29.301cm" svg:x2="44.25cm" svg:y2="32.1cm" draw:start-shape="id40" draw:start-glue-point="2" draw:end-shape="id43" draw:end-glue-point="0" svg:d="M44250 29301v2799" svg:viewBox="0 0 1 2800">
          <text:p text:style-name="P3"/>
          <text:p text:style-name="P3"/>
          <text:p text:style-name="P3">OPRD</text:p>
        </draw:connector>
        <draw:g xml:id="id44" draw:id="id44">
          <draw:custom-shape draw:style-name="gr67" draw:text-style-name="P2" draw:layer="layout" svg:width="6.8cm" svg:height="2.699cm" svg:x="19.3cm" svg:y="24.701cm">
            <text:p text:style-name="P1">CAB → se (.EXP_R) entao</text:p>
            <text:p text:style-name="P1">EXP_R → .OPRD opr OPRD</text:p>
            <text:p text:style-name="P1">OPRD → .id</text:p>
            <text:p text:style-name="P1">OPRD → .num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4" draw:layer="layout" svg:width="0.987cm" svg:height="1.003cm" svg:x="25.113cm" svg:y="24.697cm">
            <text:p text:style-name="P3">4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22.9cm" svg:x2="22.7cm" svg:y2="24.697cm" draw:start-shape="id27" draw:end-shape="id44" svg:d="M22700 22900v1797" svg:viewBox="0 0 1 1798">
          <text:p text:style-name="P3"/>
          <text:p text:style-name="P3"><text:s text:c="3"/>(</text:p>
        </draw:connector>
        <draw:connector draw:style-name="gr22" draw:text-style-name="P5" draw:layer="layout" svg:x1="30.95cm" svg:y1="20.733cm" svg:x2="31.5cm" svg:y2="28.55cm" draw:start-shape="id36" draw:start-glue-point="2" draw:end-shape="id42" draw:end-glue-point="3" svg:d="M30950 20733v7817h550" svg:viewBox="0 0 551 7818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num</text:p>
        </draw:connector>
        <draw:connector draw:style-name="gr22" draw:text-style-name="P5" draw:layer="layout" draw:line-skew="0.6cm" svg:x1="26.1cm" svg:y1="26.048cm" svg:x2="31.5cm" svg:y2="26.55cm" draw:start-shape="id44" draw:start-glue-point="1" draw:end-shape="id41" draw:end-glue-point="3" svg:d="M26100 26048h3300v502h2100" svg:viewBox="0 0 5401 503">
          <text:p text:style-name="P3">id</text:p>
        </draw:connector>
        <draw:connector draw:style-name="gr22" draw:text-style-name="P5" draw:layer="layout" draw:line-skew="-1.1cm" svg:x1="26.1cm" svg:y1="26.048cm" svg:x2="31.5cm" svg:y2="28.55cm" draw:start-shape="id44" draw:start-glue-point="1" draw:end-shape="id42" draw:end-glue-point="3" svg:d="M26100 26048h1600v2502h3800" svg:viewBox="0 0 5401 2503">
          <text:p text:style-name="P3"/>
          <text:p text:style-name="P3"/>
          <text:p text:style-name="P3"/>
          <text:p text:style-name="P3">num</text:p>
        </draw:connector>
        <draw:g xml:id="id45" draw:id="id45">
          <draw:custom-shape draw:style-name="gr69" draw:text-style-name="P2" draw:layer="layout" svg:width="6.8cm" svg:height="1.301cm" svg:x="19.3cm" svg:y="29.402cm">
            <text:p text:style-name="P1">CAB → se (EXP_R.) enta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4" draw:layer="layout" svg:width="0.987cm" svg:height="0.803cm" svg:x="25.113cm" svg:y="29.4cm">
            <text:p text:style-name="P3">4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27.4cm" svg:x2="22.7cm" svg:y2="29.4cm" draw:start-shape="id44" draw:start-glue-point="2" draw:end-shape="id45" draw:end-glue-point="0" svg:d="M22700 27400v2000" svg:viewBox="0 0 1 2001">
          <text:p text:style-name="P3"/>
          <text:p text:style-name="P3"><text:s text:c="3"/>EXP_R</text:p>
        </draw:connector>
        <draw:g xml:id="id46" draw:id="id46">
          <draw:custom-shape draw:style-name="gr69" draw:text-style-name="P2" draw:layer="layout" svg:width="6.8cm" svg:height="1.301cm" svg:x="19.3cm" svg:y="32.702cm">
            <text:p text:style-name="P1">CAB → se (EXP_R) .enta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4" draw:layer="layout" svg:width="0.987cm" svg:height="0.803cm" svg:x="25.113cm" svg:y="32.7cm">
            <text:p text:style-name="P3">4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30.703cm" svg:x2="22.7cm" svg:y2="32.7cm" draw:start-shape="id45" draw:start-glue-point="2" draw:end-shape="id46" svg:d="M22700 30703v1997" svg:viewBox="0 0 1 1998">
          <text:p text:style-name="P3"/>
          <text:p text:style-name="P3"><text:s text:c="2"/>)</text:p>
        </draw:connector>
        <draw:g xml:id="id47" draw:id="id47">
          <draw:custom-shape draw:style-name="gr69" draw:text-style-name="P2" draw:layer="layout" svg:width="6.8cm" svg:height="1.301cm" svg:x="19.3cm" svg:y="35.63cm">
            <text:p text:style-name="P1">CAB → se (EXP_R) enta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4" draw:layer="layout" svg:width="0.987cm" svg:height="0.803cm" svg:x="25.113cm" svg:y="35.628cm">
            <text:p text:style-name="P3">4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34.003cm" svg:x2="22.7cm" svg:y2="35.628cm" draw:start-shape="id46" draw:start-glue-point="2" draw:end-shape="id47" draw:end-glue-point="0" svg:d="M22700 34003v1625" svg:viewBox="0 0 1 1626">
          <text:p text:style-name="P3"/>
          <text:p text:style-name="P3">entao</text:p>
        </draw:connector>
        <draw:g xml:id="id48" draw:id="id48">
          <draw:custom-shape draw:style-name="gr71" draw:text-style-name="P2" draw:layer="layout" svg:width="6.8cm" svg:height="1.396cm" svg:x="28cm" svg:y="30.404cm">
            <text:p text:style-name="P1">EXP_R → OPRD .opr OPR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4" draw:layer="layout" svg:width="0.987cm" svg:height="1.003cm" svg:x="33.813cm" svg:y="30.4cm">
            <text:p text:style-name="P3">4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6.1cm" svg:y1="26.048cm" svg:x2="28cm" svg:y2="31.1cm" draw:start-shape="id44" draw:start-glue-point="1" draw:end-shape="id48" draw:end-glue-point="3" svg:d="M26100 26048h950v5052h950" svg:viewBox="0 0 1901 505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OPRD</text:p>
        </draw:connector>
        <draw:g xml:id="id49" draw:id="id49">
          <draw:custom-shape draw:style-name="gr72" draw:text-style-name="P2" draw:layer="layout" svg:width="6.8cm" svg:height="1.895cm" svg:x="30.72cm" svg:y="32.805cm">
            <text:p text:style-name="P1">EXP_R → OPRD opr .OPRD</text:p>
            <text:p text:style-name="P1">OPRD → .id</text:p>
            <text:p text:style-name="P1">OPRD → .nu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4" draw:layer="layout" svg:width="0.987cm" svg:height="1cm" svg:x="36.533cm" svg:y="32.8cm">
            <text:p text:style-name="P3">4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7.52cm" svg:y1="33.75cm" svg:x2="37.2cm" svg:y2="26.55cm" draw:start-shape="id49" draw:start-glue-point="1" draw:end-shape="id41" draw:end-glue-point="1" svg:d="M37520 33750h501v-7200h-821" svg:viewBox="0 0 822 7201">
          <text:p text:style-name="P3"><text:s text:c="12"/>id</text:p>
        </draw:connector>
        <draw:connector draw:style-name="gr22" draw:text-style-name="P5" draw:layer="layout" svg:x1="37.52cm" svg:y1="33.75cm" svg:x2="37.2cm" svg:y2="28.55cm" draw:start-shape="id49" draw:start-glue-point="1" draw:end-shape="id42" draw:end-glue-point="1" svg:d="M37520 33750h501v-5200h-821" svg:viewBox="0 0 822 5201">
          <text:p text:style-name="P3"><text:s text:c="15"/>num</text:p>
        </draw:connector>
        <draw:connector draw:style-name="gr22" draw:text-style-name="P5" draw:layer="layout" draw:line-skew="-2.7cm" svg:x1="31.4cm" svg:y1="31.8cm" svg:x2="30.72cm" svg:y2="33.75cm" draw:start-shape="id48" draw:start-glue-point="2" draw:end-shape="id49" draw:end-glue-point="3" svg:d="M31400 31800v700h-3901v1250h3221" svg:viewBox="0 0 3902 1951">
          <text:p text:style-name="P3"/>
          <text:p text:style-name="P3"/>
          <text:p text:style-name="P3">opr</text:p>
        </draw:connector>
        <draw:g xml:id="id50" draw:id="id50">
          <draw:custom-shape draw:style-name="gr71" draw:text-style-name="P2" draw:layer="layout" svg:width="6.8cm" svg:height="1.396cm" svg:x="41cm" svg:y="34.004cm">
            <text:p text:style-name="P1">EXP_R → OPRD opr OPR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4" draw:layer="layout" svg:width="0.987cm" svg:height="1.003cm" svg:x="46.813cm" svg:y="34cm">
            <text:p text:style-name="P3">5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4.12cm" svg:y1="34.7cm" svg:x2="44.4cm" svg:y2="34cm" draw:start-shape="id49" draw:start-glue-point="2" draw:end-shape="id50" draw:end-glue-point="0" svg:d="M34120 34700v500h5140v-1702h5140v502" svg:viewBox="0 0 10281 1703">
          <text:p text:style-name="P3"/>
          <text:p text:style-name="P3">OPRD</text:p>
        </draw:connector>
        <draw:g xml:id="id51" draw:id="id51">
          <draw:custom-shape draw:style-name="gr74" draw:text-style-name="P2" draw:layer="layout" svg:width="10.1cm" svg:height="2.4cm" svg:x="1.2cm" svg:y="25.7cm">
            <text:p text:style-name="P1">REP → enquanto (.EXP_R) faca REPCORPO</text:p>
            <text:p text:style-name="P1">EXP_R → .OPRD opr OPRD</text:p>
            <text:p text:style-name="P1">OPRD → .id</text:p>
            <text:p text:style-name="P1">OPRD → .num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4" draw:layer="layout" svg:width="0.962cm" svg:height="1.203cm" svg:x="10.338cm" svg:y="25.7cm">
            <text:p text:style-name="P3">5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24.1cm" svg:x2="6.25cm" svg:y2="25.7cm" draw:start-shape="id20" draw:start-glue-point="2" draw:end-shape="id51" draw:end-glue-point="0" svg:d="M6250 24100v1600" svg:viewBox="0 0 1 1601">
          <text:p text:style-name="P3"/>
          <text:p text:style-name="P3"><text:s text:c="4"/>(</text:p>
        </draw:connector>
        <draw:custom-shape draw:style-name="gr38" draw:text-style-name="P8" xml:id="id52" draw:id="id52" draw:layer="layout" svg:width="1.2cm" svg:height="1.2cm" svg:x="14.6cm" svg:y="26.3cm">
          <text:p text:style-name="P6"><text:span text:style-name="T1">4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11.3cm" svg:y1="26.9cm" svg:x2="14.6cm" svg:y2="26.9cm" draw:start-shape="id51" draw:start-glue-point="1" draw:end-shape="id52" draw:end-glue-point="6" svg:d="M11300 26900h3300" svg:viewBox="0 0 3301 1">
          <text:p text:style-name="P3">OPRD</text:p>
        </draw:connector>
        <draw:custom-shape draw:style-name="gr38" draw:text-style-name="P8" xml:id="id53" draw:id="id53" draw:layer="layout" svg:width="1.2cm" svg:height="1.2cm" svg:x="14.6cm" svg:y="28.2cm">
          <text:p text:style-name="P6"><text:span text:style-name="T1">4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54" draw:id="id54" draw:layer="layout" svg:width="1.2cm" svg:height="1.2cm" svg:x="14.6cm" svg:y="29.9cm">
          <text:p text:style-name="P6"><text:span text:style-name="T1">4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11.3cm" svg:y1="26.9cm" svg:x2="14.6cm" svg:y2="28.8cm" draw:start-shape="id51" draw:start-glue-point="1" draw:end-shape="id53" draw:end-glue-point="6" svg:d="M11300 26900h1650v1900h1650" svg:viewBox="0 0 3301 1901">
          <text:p text:style-name="P3"/>
          <text:p text:style-name="P3"/>
          <text:p text:style-name="P3">id</text:p>
        </draw:connector>
        <draw:connector draw:style-name="gr22" draw:text-style-name="P5" draw:layer="layout" svg:x1="11.3cm" svg:y1="26.9cm" svg:x2="14.6cm" svg:y2="30.5cm" draw:start-shape="id51" draw:start-glue-point="1" draw:end-shape="id54" draw:end-glue-point="6" svg:d="M11300 26900h1650v3600h1650" svg:viewBox="0 0 3301 3601">
          <text:p text:style-name="P3"/>
          <text:p text:style-name="P3"/>
          <text:p text:style-name="P3"/>
          <text:p text:style-name="P3"/>
          <text:p text:style-name="P3"/>
          <text:p text:style-name="P3">num</text:p>
        </draw:connector>
        <draw:g xml:id="id55" draw:id="id55">
          <draw:custom-shape draw:style-name="gr50" draw:text-style-name="P2" draw:layer="layout" svg:width="10.1cm" svg:height="1.4cm" svg:x="1.2cm" svg:y="30.2cm">
            <text:p text:style-name="P1">REP → enquanto (EXP_R.) faca REPCORP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4" draw:layer="layout" svg:width="0.962cm" svg:height="0.8cm" svg:x="10.338cm" svg:y="30.2cm">
            <text:p text:style-name="P3">5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28.1cm" svg:x2="6.25cm" svg:y2="30.2cm" draw:start-shape="id51" draw:start-glue-point="2" draw:end-shape="id55" draw:end-glue-point="0" svg:d="M6250 28100v2100" svg:viewBox="0 0 1 2101">
          <text:p text:style-name="P3"/>
          <text:p text:style-name="P3">EXP_R</text:p>
        </draw:connector>
        <draw:g xml:id="id56" draw:id="id56">
          <draw:custom-shape draw:style-name="gr50" draw:text-style-name="P2" draw:layer="layout" svg:width="10.1cm" svg:height="1.4cm" svg:x="1.2cm" svg:y="33.2cm">
            <text:p text:style-name="P1">REP → enquanto (EXP_R) .faca REPCORP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4" draw:layer="layout" svg:width="0.962cm" svg:height="0.8cm" svg:x="10.338cm" svg:y="33.2cm">
            <text:p text:style-name="P3">5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31.6cm" svg:x2="6.25cm" svg:y2="33.2cm" draw:start-shape="id55" draw:start-glue-point="2" draw:end-shape="id56" draw:end-glue-point="0" svg:d="M6250 31600v1600" svg:viewBox="0 0 1 1601">
          <text:p text:style-name="P3"><text:s/></text:p>
          <text:p text:style-name="P3"><text:s text:c="3"/>)</text:p>
        </draw:connector>
        <draw:g xml:id="id57" draw:id="id57">
          <draw:custom-shape draw:style-name="gr77" draw:text-style-name="P2" draw:layer="layout" svg:width="10.1cm" svg:height="6.076cm" svg:x="1.237cm" svg:y="36.324cm">
            <text:p text:style-name="P1">REP → enquanto (EXP_R) faca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4" draw:layer="layout" svg:width="0.962cm" svg:height="0.8cm" svg:x="10.375cm" svg:y="36.324cm">
            <text:p text:style-name="P3">5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34.6cm" svg:x2="6.287cm" svg:y2="36.324cm" draw:start-shape="id56" draw:start-glue-point="2" draw:end-shape="id57" draw:end-glue-point="0" svg:d="M6250 34600v862h37v862" svg:viewBox="0 0 38 1725">
          <text:p text:style-name="P3"/>
          <text:p text:style-name="P3"><text:s/>faca</text:p>
        </draw:connector>
        <draw:g xml:id="id58" draw:id="id58">
          <draw:custom-shape draw:style-name="gr78" draw:text-style-name="P2" draw:layer="layout" svg:width="10.1cm" svg:height="1.476cm" svg:x="1.2cm" svg:y="43.9cm">
            <text:p text:style-name="P1">REP → enquanto (EXP_R) faca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4" draw:layer="layout" svg:width="0.962cm" svg:height="0.8cm" svg:x="10.338cm" svg:y="43.9cm">
            <text:p text:style-name="P3">5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type="line" svg:x1="6.287cm" svg:y1="42.4cm" svg:x2="6.25cm" svg:y2="43.9cm" draw:start-shape="id57" draw:start-glue-point="2" draw:end-shape="id58" draw:end-glue-point="0" svg:d="M6287 42400l-37 1500" svg:viewBox="0 0 38 1501">
          <text:p text:style-name="P3"/>
          <text:p text:style-name="P3">REPCORPO</text:p>
        </draw:connector>
        <draw:custom-shape draw:style-name="gr37" draw:text-style-name="P8" xml:id="id59" draw:id="id59" draw:layer="layout" svg:width="1.3cm" svg:height="1.3cm" svg:x="44.415cm" svg:y="3.504cm">
          <text:p text:style-name="P6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4.154cm" draw:start-shape="id11" draw:start-glue-point="1" draw:end-shape="id59" draw:end-glue-point="6" svg:d="M41515 6430h1450v-2276h1450" svg:viewBox="0 0 2901 2277">
          <text:p text:style-name="P3">CMD</text:p>
        </draw:connector>
        <draw:custom-shape draw:style-name="gr37" draw:text-style-name="P8" xml:id="id60" draw:id="id60" draw:layer="layout" svg:width="1.3cm" svg:height="1.3cm" svg:x="44.415cm" svg:y="5.104cm">
          <text:p text:style-name="P6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5.754cm" draw:start-shape="id11" draw:start-glue-point="1" draw:end-shape="id60" draw:end-glue-point="6" svg:d="M41515 6430h1450v-676h1450" svg:viewBox="0 0 2901 677">
          <text:p text:style-name="P3">COND</text:p>
        </draw:connector>
        <draw:custom-shape draw:style-name="gr37" draw:text-style-name="P8" xml:id="id61" draw:id="id61" draw:layer="layout" svg:width="1.3cm" svg:height="1.3cm" svg:x="44.415cm" svg:y="6.704cm">
          <text:p text:style-name="P6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7.354cm" draw:start-shape="id11" draw:start-glue-point="1" draw:end-shape="id61" draw:end-glue-point="6" svg:d="M41515 6430h1450v924h1450" svg:viewBox="0 0 2901 925">
          <text:p text:style-name="P3">REP</text:p>
        </draw:connector>
        <draw:custom-shape draw:style-name="gr37" draw:text-style-name="P8" xml:id="id62" draw:id="id62" draw:layer="layout" svg:width="1.3cm" svg:height="1.3cm" svg:x="44.415cm" svg:y="8.204cm">
          <text:p text:style-name="P6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8.854cm" draw:start-shape="id11" draw:start-glue-point="1" draw:end-shape="id62" draw:end-glue-point="6" svg:d="M41515 6430h1450v2424h1450" svg:viewBox="0 0 2901 2425">
          <text:p text:style-name="P3"/>
          <text:p text:style-name="P3"/>
          <text:p text:style-name="P3">fim</text:p>
        </draw:connector>
        <draw:custom-shape draw:style-name="gr37" draw:text-style-name="P8" xml:id="id63" draw:id="id63" draw:layer="layout" svg:width="1.3cm" svg:height="1.3cm" svg:x="44.415cm" svg:y="9.704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10.354cm" draw:start-shape="id11" draw:start-glue-point="1" draw:end-shape="id63" draw:end-glue-point="6" svg:d="M41515 6430h1450v3924h1450" svg:viewBox="0 0 2901 3925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7" draw:text-style-name="P8" xml:id="id64" draw:id="id64" draw:layer="layout" svg:width="1.3cm" svg:height="1.3cm" svg:x="44.415cm" svg:y="11.30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11.954cm" draw:start-shape="id11" draw:start-glue-point="1" draw:end-shape="id64" draw:end-glue-point="6" svg:d="M41515 6430h1450v5524h1450" svg:viewBox="0 0 2901 5525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7" draw:text-style-name="P8" xml:id="id65" draw:id="id65" draw:layer="layout" svg:width="1.3cm" svg:height="1.3cm" svg:x="44.415cm" svg:y="13.01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13.66cm" draw:start-shape="id11" draw:start-glue-point="1" draw:end-shape="id65" draw:end-glue-point="6" svg:d="M41515 6430h1450v7230h1450" svg:viewBox="0 0 2901 723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7" draw:text-style-name="P8" xml:id="id66" draw:id="id66" draw:layer="layout" svg:width="1.3cm" svg:height="1.3cm" svg:x="48.315cm" svg:y="6.904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8.965cm" svg:y2="6.904cm" draw:start-shape="id11" draw:start-glue-point="1" draw:end-shape="id66" draw:end-glue-point="4" svg:d="M41515 6430h3400v-27h4050v501" svg:viewBox="0 0 7451 502">
          <text:p text:style-name="P3"><text:tab/><text:tab/><text:tab/>CAB</text:p>
        </draw:connector>
        <draw:custom-shape draw:style-name="gr37" draw:text-style-name="P8" xml:id="id67" draw:id="id67" draw:layer="layout" svg:width="1.3cm" svg:height="1.3cm" svg:x="48.315cm" svg:y="4.904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8cm" svg:x1="41.515cm" svg:y1="6.43cm" svg:x2="48.965cm" svg:y2="4.904cm" draw:start-shape="id11" draw:start-glue-point="1" draw:end-shape="id67" draw:end-glue-point="4" svg:d="M41515 6430h5200v-2027h2250v501" svg:viewBox="0 0 7451 2028">
          <text:p text:style-name="P3"><text:tab/><text:tab/><text:tab/>enquanto</text:p>
        </draw:connector>
        <draw:custom-shape draw:style-name="gr37" draw:text-style-name="P8" xml:id="id68" draw:id="id68" draw:layer="layout" svg:width="1.3cm" svg:height="1.3cm" svg:x="48.315cm" svg:y="9.104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587cm" svg:x1="41.515cm" svg:y1="6.43cm" svg:x2="48.965cm" svg:y2="10.404cm" draw:start-shape="id11" draw:start-glue-point="1" draw:end-shape="id68" draw:end-glue-point="8" svg:d="M41515 6430h4987v4476h2463v-502" svg:viewBox="0 0 7451 4477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g xml:id="id69" draw:id="id69">
          <draw:custom-shape draw:style-name="gr33" draw:text-style-name="P2" draw:layer="layout" svg:width="9.313cm" svg:height="6.053cm" svg:x="51.402cm" svg:y="3.466cm">
            <text:p text:style-name="P1">A → CMD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59.612cm" svg:y="3.466cm">
            <text:p text:style-name="P3">1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70" draw:id="id70">
          <draw:custom-shape draw:style-name="gr79" draw:text-style-name="P2" draw:layer="layout" svg:width="4.307cm" svg:height="1.402cm" svg:x="62.295cm" svg:y="1.402cm">
            <text:p text:style-name="P1">A → CMD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4" draw:layer="layout" svg:width="1.044cm" svg:height="0.804cm" svg:x="65.558cm" svg:y="1.4cm">
            <text:p text:style-name="P3">1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56.058cm" svg:y1="3.466cm" svg:x2="51.402cm" svg:y2="6.492cm" draw:start-shape="id69" draw:start-glue-point="0" draw:end-shape="id69" draw:end-glue-point="3" svg:d="M56058 3466v-848h-5158v3874h502" svg:viewBox="0 0 5159 3875">
          <text:p text:style-name="P6">CMD</text:p>
        </draw:connector>
        <draw:connector draw:style-name="gr22" draw:text-style-name="P5" draw:layer="layout" svg:x1="60.715cm" svg:y1="6.492cm" svg:x2="62.295cm" svg:y2="2.102cm" draw:start-shape="id69" draw:start-glue-point="1" draw:end-shape="id70" draw:end-glue-point="3" svg:d="M60715 6492h789v-4390h791" svg:viewBox="0 0 1581 4391">
          <text:p text:style-name="P3">A</text:p>
        </draw:connector>
        <draw:custom-shape draw:style-name="gr37" draw:text-style-name="P8" xml:id="id71" draw:id="id71" draw:layer="layout" svg:width="1.3cm" svg:height="1.3cm" svg:x="63.595cm" svg:y="3.504cm">
          <text:p text:style-name="P6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4.154cm" draw:start-shape="id69" draw:start-glue-point="1" draw:end-shape="id71" draw:end-glue-point="6" svg:d="M60715 6492h1440v-2338h1440" svg:viewBox="0 0 2881 2339">
          <text:p text:style-name="P3">ES</text:p>
        </draw:connector>
        <draw:custom-shape draw:style-name="gr37" draw:text-style-name="P8" xml:id="id72" draw:id="id72" draw:layer="layout" svg:width="1.3cm" svg:height="1.3cm" svg:x="63.595cm" svg:y="5.104cm">
          <text:p text:style-name="P6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5.754cm" draw:start-shape="id69" draw:start-glue-point="1" draw:end-shape="id72" draw:end-glue-point="6" svg:d="M60715 6492h1440v-738h1440" svg:viewBox="0 0 2881 739">
          <text:p text:style-name="P3">COND</text:p>
        </draw:connector>
        <draw:custom-shape draw:style-name="gr37" draw:text-style-name="P8" xml:id="id73" draw:id="id73" draw:layer="layout" svg:width="1.3cm" svg:height="1.3cm" svg:x="63.595cm" svg:y="6.704cm">
          <text:p text:style-name="P6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7.354cm" draw:start-shape="id69" draw:start-glue-point="1" draw:end-shape="id73" draw:end-glue-point="6" svg:d="M60715 6492h1440v862h1440" svg:viewBox="0 0 2881 863">
          <text:p text:style-name="P3">REP</text:p>
        </draw:connector>
        <draw:custom-shape draw:style-name="gr37" draw:text-style-name="P8" xml:id="id74" draw:id="id74" draw:layer="layout" svg:width="1.3cm" svg:height="1.3cm" svg:x="63.595cm" svg:y="8.204cm">
          <text:p text:style-name="P6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8.854cm" draw:start-shape="id69" draw:start-glue-point="1" draw:end-shape="id74" draw:end-glue-point="6" svg:d="M60715 6492h1440v2362h1440" svg:viewBox="0 0 2881 2363">
          <text:p text:style-name="P3"/>
          <text:p text:style-name="P3"/>
          <text:p text:style-name="P3">fim</text:p>
        </draw:connector>
        <draw:custom-shape draw:style-name="gr37" draw:text-style-name="P8" xml:id="id75" draw:id="id75" draw:layer="layout" svg:width="1.3cm" svg:height="1.3cm" svg:x="63.595cm" svg:y="9.704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10.354cm" draw:start-shape="id69" draw:start-glue-point="1" draw:end-shape="id75" draw:end-glue-point="6" svg:d="M60715 6492h1440v3862h1440" svg:viewBox="0 0 2881 3863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7" draw:text-style-name="P8" xml:id="id76" draw:id="id76" draw:layer="layout" svg:width="1.3cm" svg:height="1.3cm" svg:x="63.595cm" svg:y="11.30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11.954cm" draw:start-shape="id69" draw:start-glue-point="1" draw:end-shape="id76" draw:end-glue-point="6" svg:d="M60715 6492h1440v5462h1440" svg:viewBox="0 0 2881 546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7" draw:text-style-name="P8" xml:id="id77" draw:id="id77" draw:layer="layout" svg:width="1.3cm" svg:height="1.3cm" svg:x="63.595cm" svg:y="13.01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13.66cm" draw:start-shape="id69" draw:start-glue-point="1" draw:end-shape="id77" draw:end-glue-point="6" svg:d="M60715 6492h1440v7168h1440" svg:viewBox="0 0 2881 716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7" draw:text-style-name="P8" xml:id="id78" draw:id="id78" draw:layer="layout" svg:width="1.3cm" svg:height="1.3cm" svg:x="67.495cm" svg:y="6.904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8.145cm" svg:y2="6.904cm" draw:start-shape="id69" draw:start-glue-point="1" draw:end-shape="id78" draw:end-glue-point="4" svg:d="M60715 6492h3390v-89h4040v501" svg:viewBox="0 0 7431 502">
          <text:p text:style-name="P3"><text:tab/><text:tab/><text:tab/>CAB</text:p>
        </draw:connector>
        <draw:custom-shape draw:style-name="gr37" draw:text-style-name="P8" xml:id="id79" draw:id="id79" draw:layer="layout" svg:width="1.3cm" svg:height="1.3cm" svg:x="67.495cm" svg:y="4.904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8cm" svg:x1="60.715cm" svg:y1="6.492cm" svg:x2="68.145cm" svg:y2="4.904cm" draw:start-shape="id69" draw:start-glue-point="1" draw:end-shape="id79" draw:end-glue-point="4" svg:d="M60715 6492h5190v-2089h2240v501" svg:viewBox="0 0 7431 2090">
          <text:p text:style-name="P3"><text:tab/><text:tab/><text:tab/>enquanto</text:p>
        </draw:connector>
        <draw:custom-shape draw:style-name="gr37" draw:text-style-name="P8" xml:id="id80" draw:id="id80" draw:layer="layout" svg:width="1.3cm" svg:height="1.3cm" svg:x="67.495cm" svg:y="9.104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252cm" svg:x1="60.715cm" svg:y1="6.492cm" svg:x2="68.145cm" svg:y2="10.404cm" draw:start-shape="id69" draw:start-glue-point="1" draw:end-shape="id80" draw:end-glue-point="8" svg:d="M60715 6492h4642v4414h2788v-502" svg:viewBox="0 0 7431 4415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g xml:id="id81" draw:id="id81">
          <draw:custom-shape draw:style-name="gr33" draw:text-style-name="P2" draw:layer="layout" svg:width="9.313cm" svg:height="6.053cm" svg:x="51.302cm" svg:y="17.056cm">
            <text:p text:style-name="P1">A → COND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59.512cm" svg:y="17.056cm">
            <text:p text:style-name="P3">1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82" draw:id="id82">
          <draw:custom-shape draw:style-name="gr79" draw:text-style-name="P2" draw:layer="layout" svg:width="4.307cm" svg:height="1.402cm" svg:x="62.195cm" svg:y="14.992cm">
            <text:p text:style-name="P1">A → COND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4" draw:layer="layout" svg:width="1.044cm" svg:height="0.804cm" svg:x="65.458cm" svg:y="14.99cm">
            <text:p text:style-name="P3">2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55.958cm" svg:y1="17.056cm" svg:x2="51.302cm" svg:y2="20.082cm" draw:start-shape="id81" draw:start-glue-point="0" draw:end-shape="id81" draw:end-glue-point="3" svg:d="M55958 17056v-848h-5158v3874h502" svg:viewBox="0 0 5159 3875">
          <text:p text:style-name="P6">COND</text:p>
        </draw:connector>
        <draw:connector draw:style-name="gr22" draw:text-style-name="P5" draw:layer="layout" svg:x1="60.615cm" svg:y1="20.082cm" svg:x2="62.195cm" svg:y2="15.692cm" draw:start-shape="id81" draw:start-glue-point="1" draw:end-shape="id82" draw:end-glue-point="3" svg:d="M60615 20082h789v-4390h791" svg:viewBox="0 0 1581 4391">
          <text:p text:style-name="P3">A</text:p>
        </draw:connector>
        <draw:custom-shape draw:style-name="gr37" draw:text-style-name="P8" xml:id="id83" draw:id="id83" draw:layer="layout" svg:width="1.3cm" svg:height="1.3cm" svg:x="63.495cm" svg:y="17.094cm">
          <text:p text:style-name="P6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17.744cm" draw:start-shape="id81" draw:start-glue-point="1" draw:end-shape="id83" draw:end-glue-point="6" svg:d="M60615 20082h1440v-2338h1440" svg:viewBox="0 0 2881 2339">
          <text:p text:style-name="P3">ES</text:p>
        </draw:connector>
        <draw:custom-shape draw:style-name="gr37" draw:text-style-name="P8" xml:id="id84" draw:id="id84" draw:layer="layout" svg:width="1.3cm" svg:height="1.3cm" svg:x="63.495cm" svg:y="18.694cm">
          <text:p text:style-name="P6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19.344cm" draw:start-shape="id81" draw:start-glue-point="1" draw:end-shape="id84" draw:end-glue-point="6" svg:d="M60615 20082h1440v-738h1440" svg:viewBox="0 0 2881 739">
          <text:p text:style-name="P3">CMD</text:p>
        </draw:connector>
        <draw:custom-shape draw:style-name="gr37" draw:text-style-name="P8" xml:id="id85" draw:id="id85" draw:layer="layout" svg:width="1.3cm" svg:height="1.3cm" svg:x="63.495cm" svg:y="20.294cm">
          <text:p text:style-name="P6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0.944cm" draw:start-shape="id81" draw:start-glue-point="1" draw:end-shape="id85" draw:end-glue-point="6" svg:d="M60615 20082h1440v862h1440" svg:viewBox="0 0 2881 863">
          <text:p text:style-name="P3">REP</text:p>
        </draw:connector>
        <draw:custom-shape draw:style-name="gr37" draw:text-style-name="P8" xml:id="id86" draw:id="id86" draw:layer="layout" svg:width="1.3cm" svg:height="1.3cm" svg:x="63.495cm" svg:y="21.794cm">
          <text:p text:style-name="P6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2.444cm" draw:start-shape="id81" draw:start-glue-point="1" draw:end-shape="id86" draw:end-glue-point="6" svg:d="M60615 20082h1440v2362h1440" svg:viewBox="0 0 2881 2363">
          <text:p text:style-name="P3"/>
          <text:p text:style-name="P3"/>
          <text:p text:style-name="P3">fim</text:p>
        </draw:connector>
        <draw:custom-shape draw:style-name="gr37" draw:text-style-name="P8" xml:id="id87" draw:id="id87" draw:layer="layout" svg:width="1.3cm" svg:height="1.3cm" svg:x="63.495cm" svg:y="23.294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3.944cm" draw:start-shape="id81" draw:start-glue-point="1" draw:end-shape="id87" draw:end-glue-point="6" svg:d="M60615 20082h1440v3862h1440" svg:viewBox="0 0 2881 3863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7" draw:text-style-name="P8" xml:id="id88" draw:id="id88" draw:layer="layout" svg:width="1.3cm" svg:height="1.3cm" svg:x="63.495cm" svg:y="24.89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5.544cm" draw:start-shape="id81" draw:start-glue-point="1" draw:end-shape="id88" draw:end-glue-point="6" svg:d="M60615 20082h1440v5462h1440" svg:viewBox="0 0 2881 546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7" draw:text-style-name="P8" xml:id="id89" draw:id="id89" draw:layer="layout" svg:width="1.3cm" svg:height="1.3cm" svg:x="63.495cm" svg:y="26.6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7.25cm" draw:start-shape="id81" draw:start-glue-point="1" draw:end-shape="id89" draw:end-glue-point="6" svg:d="M60615 20082h1440v7168h1440" svg:viewBox="0 0 2881 716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7" draw:text-style-name="P8" xml:id="id90" draw:id="id90" draw:layer="layout" svg:width="1.3cm" svg:height="1.3cm" svg:x="67.395cm" svg:y="20.494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8.045cm" svg:y2="20.494cm" draw:start-shape="id81" draw:start-glue-point="1" draw:end-shape="id90" draw:end-glue-point="4" svg:d="M60615 20082h3390v-89h4040v501" svg:viewBox="0 0 7431 502">
          <text:p text:style-name="P3"><text:tab/><text:tab/><text:tab/>CAB</text:p>
        </draw:connector>
        <draw:custom-shape draw:style-name="gr37" draw:text-style-name="P8" xml:id="id91" draw:id="id91" draw:layer="layout" svg:width="1.3cm" svg:height="1.3cm" svg:x="67.395cm" svg:y="18.494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8cm" svg:x1="60.615cm" svg:y1="20.082cm" svg:x2="68.045cm" svg:y2="18.494cm" draw:start-shape="id81" draw:start-glue-point="1" draw:end-shape="id91" draw:end-glue-point="4" svg:d="M60615 20082h5190v-2089h2240v501" svg:viewBox="0 0 7431 2090">
          <text:p text:style-name="P3"><text:tab/><text:tab/><text:tab/>enquanto</text:p>
        </draw:connector>
        <draw:custom-shape draw:style-name="gr37" draw:text-style-name="P8" xml:id="id92" draw:id="id92" draw:layer="layout" svg:width="1.3cm" svg:height="1.3cm" svg:x="67.395cm" svg:y="22.694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595cm" svg:x1="60.615cm" svg:y1="20.082cm" svg:x2="68.045cm" svg:y2="23.994cm" draw:start-shape="id81" draw:start-glue-point="1" draw:end-shape="id92" draw:end-glue-point="8" svg:d="M60615 20082h4985v4414h2445v-502" svg:viewBox="0 0 7431 4415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g xml:id="id93" draw:id="id93">
          <draw:custom-shape draw:style-name="gr33" draw:text-style-name="P2" draw:layer="layout" svg:width="9.313cm" svg:height="6.053cm" svg:x="65.3cm" svg:y="29.156cm">
            <text:p text:style-name="P1">A → REP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73.51cm" svg:y="29.156cm">
            <text:p text:style-name="P3">2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94" draw:id="id94">
          <draw:custom-shape draw:style-name="gr79" draw:text-style-name="P2" draw:layer="layout" svg:width="4.307cm" svg:height="1.402cm" svg:x="76.193cm" svg:y="27.092cm">
            <text:p text:style-name="P1">A → REP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4" draw:layer="layout" svg:width="1.044cm" svg:height="0.804cm" svg:x="79.456cm" svg:y="27.09cm">
            <text:p text:style-name="P3">2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69.956cm" svg:y1="29.156cm" svg:x2="65.3cm" svg:y2="32.182cm" draw:start-shape="id93" draw:start-glue-point="0" draw:end-shape="id93" draw:end-glue-point="3" svg:d="M69956 29156v-848h-5158v3874h502" svg:viewBox="0 0 5159 3875">
          <text:p text:style-name="P6">REP</text:p>
        </draw:connector>
        <draw:connector draw:style-name="gr22" draw:text-style-name="P5" draw:layer="layout" svg:x1="74.613cm" svg:y1="32.182cm" svg:x2="76.193cm" svg:y2="27.792cm" draw:start-shape="id93" draw:start-glue-point="1" draw:end-shape="id94" draw:end-glue-point="3" svg:d="M74613 32182h789v-4390h791" svg:viewBox="0 0 1581 4391">
          <text:p text:style-name="P3">A</text:p>
        </draw:connector>
        <draw:custom-shape draw:style-name="gr37" draw:text-style-name="P8" xml:id="id95" draw:id="id95" draw:layer="layout" svg:width="1.3cm" svg:height="1.3cm" svg:x="77.493cm" svg:y="29.194cm">
          <text:p text:style-name="P6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29.844cm" draw:start-shape="id93" draw:start-glue-point="1" draw:end-shape="id95" draw:end-glue-point="6" svg:d="M74613 32182h1440v-2338h1440" svg:viewBox="0 0 2881 2339">
          <text:p text:style-name="P3">ES</text:p>
        </draw:connector>
        <draw:custom-shape draw:style-name="gr37" draw:text-style-name="P8" xml:id="id96" draw:id="id96" draw:layer="layout" svg:width="1.3cm" svg:height="1.3cm" svg:x="77.493cm" svg:y="30.794cm">
          <text:p text:style-name="P6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1.444cm" draw:start-shape="id93" draw:start-glue-point="1" draw:end-shape="id96" draw:end-glue-point="6" svg:d="M74613 32182h1440v-738h1440" svg:viewBox="0 0 2881 739">
          <text:p text:style-name="P3">CMD</text:p>
        </draw:connector>
        <draw:custom-shape draw:style-name="gr37" draw:text-style-name="P8" xml:id="id97" draw:id="id97" draw:layer="layout" svg:width="1.3cm" svg:height="1.3cm" svg:x="77.493cm" svg:y="32.394cm">
          <text:p text:style-name="P6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3.044cm" draw:start-shape="id93" draw:start-glue-point="1" draw:end-shape="id97" draw:end-glue-point="6" svg:d="M74613 32182h1440v862h1440" svg:viewBox="0 0 2881 863">
          <text:p text:style-name="P3">COND</text:p>
        </draw:connector>
        <draw:custom-shape draw:style-name="gr37" draw:text-style-name="P8" xml:id="id98" draw:id="id98" draw:layer="layout" svg:width="1.3cm" svg:height="1.3cm" svg:x="77.493cm" svg:y="33.894cm">
          <text:p text:style-name="P6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4.544cm" draw:start-shape="id93" draw:start-glue-point="1" draw:end-shape="id98" draw:end-glue-point="6" svg:d="M74613 32182h1440v2362h1440" svg:viewBox="0 0 2881 2363">
          <text:p text:style-name="P3"/>
          <text:p text:style-name="P3"/>
          <text:p text:style-name="P3">fim</text:p>
        </draw:connector>
        <draw:custom-shape draw:style-name="gr37" draw:text-style-name="P8" xml:id="id99" draw:id="id99" draw:layer="layout" svg:width="1.3cm" svg:height="1.3cm" svg:x="77.493cm" svg:y="35.394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6.044cm" draw:start-shape="id93" draw:start-glue-point="1" draw:end-shape="id99" draw:end-glue-point="6" svg:d="M74613 32182h1440v3862h1440" svg:viewBox="0 0 2881 3863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7" draw:text-style-name="P8" xml:id="id100" draw:id="id100" draw:layer="layout" svg:width="1.3cm" svg:height="1.3cm" svg:x="77.493cm" svg:y="36.99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7.644cm" draw:start-shape="id93" draw:start-glue-point="1" draw:end-shape="id100" draw:end-glue-point="6" svg:d="M74613 32182h1440v5462h1440" svg:viewBox="0 0 2881 546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7" draw:text-style-name="P8" xml:id="id101" draw:id="id101" draw:layer="layout" svg:width="1.3cm" svg:height="1.3cm" svg:x="77.493cm" svg:y="38.7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9.35cm" draw:start-shape="id93" draw:start-glue-point="1" draw:end-shape="id101" draw:end-glue-point="6" svg:d="M74613 32182h1440v7168h1440" svg:viewBox="0 0 2881 716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7" draw:text-style-name="P8" xml:id="id102" draw:id="id102" draw:layer="layout" svg:width="1.3cm" svg:height="1.3cm" svg:x="81.393cm" svg:y="32.594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82.043cm" svg:y2="32.594cm" draw:start-shape="id93" draw:start-glue-point="1" draw:end-shape="id102" draw:end-glue-point="4" svg:d="M74613 32182h3390v-89h4040v501" svg:viewBox="0 0 7431 502">
          <text:p text:style-name="P3"><text:tab/><text:tab/><text:tab/>CAB</text:p>
        </draw:connector>
        <draw:custom-shape draw:style-name="gr37" draw:text-style-name="P8" xml:id="id103" draw:id="id103" draw:layer="layout" svg:width="1.3cm" svg:height="1.3cm" svg:x="81.393cm" svg:y="30.594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8cm" svg:x1="74.613cm" svg:y1="32.182cm" svg:x2="82.043cm" svg:y2="30.594cm" draw:start-shape="id93" draw:start-glue-point="1" draw:end-shape="id103" draw:end-glue-point="4" svg:d="M74613 32182h5190v-2089h2240v501" svg:viewBox="0 0 7431 2090">
          <text:p text:style-name="P3"><text:tab/><text:tab/><text:tab/>enquanto</text:p>
        </draw:connector>
        <draw:custom-shape draw:style-name="gr37" draw:text-style-name="P8" xml:id="id104" draw:id="id104" draw:layer="layout" svg:width="1.3cm" svg:height="1.3cm" svg:x="81.393cm" svg:y="34.794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595cm" svg:x1="74.613cm" svg:y1="32.182cm" svg:x2="82.043cm" svg:y2="36.094cm" draw:start-shape="id93" draw:start-glue-point="1" draw:end-shape="id104" draw:end-glue-point="8" svg:d="M74613 32182h4985v4414h2445v-502" svg:viewBox="0 0 7431 4415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custom-shape draw:style-name="gr38" draw:text-style-name="P8" xml:id="id105" draw:id="id105" draw:layer="layout" svg:width="1.2cm" svg:height="1.2cm" svg:x="39.801cm" svg:y="40.8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36.001cm" svg:y1="41.4cm" svg:x2="39.801cm" svg:y2="41.4cm" draw:start-shape="id18" draw:start-glue-point="1" draw:end-shape="id105" draw:end-glue-point="6" svg:d="M36001 41400h3800" svg:viewBox="0 0 3801 1">
          <text:p text:style-name="P3">ES</text:p>
        </draw:connector>
        <draw:custom-shape draw:style-name="gr38" draw:text-style-name="P8" xml:id="id106" draw:id="id106" draw:layer="layout" svg:width="1.2cm" svg:height="1.2cm" svg:x="39.801cm" svg:y="42.3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07" draw:id="id107" draw:layer="layout" svg:width="1.2cm" svg:height="1.2cm" svg:x="39.801cm" svg:y="43.8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08" draw:id="id108" draw:layer="layout" svg:width="1.2cm" svg:height="1.2cm" svg:x="39.8cm" svg:y="45.9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36.001cm" svg:y1="41.4cm" svg:x2="39.801cm" svg:y2="42.9cm" draw:start-shape="id18" draw:start-glue-point="1" draw:end-shape="id106" draw:end-glue-point="6" svg:d="M36001 41400h1200v1500h2600" svg:viewBox="0 0 3801 15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36.001cm" svg:y1="41.4cm" svg:x2="39.801cm" svg:y2="44.4cm" draw:start-shape="id18" draw:start-glue-point="1" draw:end-shape="id107" draw:end-glue-point="6" svg:d="M36001 41400h1200v3000h2600" svg:viewBox="0 0 3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36.001cm" svg:y1="41.4cm" svg:x2="39.8cm" svg:y2="46.5cm" draw:start-shape="id18" draw:start-glue-point="1" draw:end-shape="id108" draw:end-glue-point="6" svg:d="M36001 41400h1200v5100h2599" svg:viewBox="0 0 3800 51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onnector draw:style-name="gr22" draw:text-style-name="P5" draw:layer="layout" svg:x1="31.501cm" svg:y1="44.5cm" svg:x2="27.001cm" svg:y2="41.4cm" draw:start-shape="id18" draw:start-glue-point="2" draw:end-shape="id18" draw:end-glue-point="3" svg:d="M31501 44500v501h-5001v-3601h501" svg:viewBox="0 0 5002 3602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110" draw:id="id110" draw:layer="layout" svg:width="1.2cm" svg:height="1.2cm" svg:x="41.432cm" svg:y="39.7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12" draw:id="id112" draw:layer="layout" svg:width="1.2cm" svg:height="1.2cm" svg:x="41.47cm" svg:y="41.469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13" draw:id="id113" draw:layer="layout" svg:width="1.2cm" svg:height="1.2cm" svg:x="41.501cm" svg:y="43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14" draw:id="id114" draw:layer="layout" svg:width="1.2cm" svg:height="1.2cm" svg:x="41.501cm" svg:y="44.6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09" draw:id="id109" draw:layer="layout" svg:width="1.2cm" svg:height="1.2cm" svg:x="40.201cm" svg:y="38.4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cm" svg:x1="36.001cm" svg:y1="41.4cm" svg:x2="40.376cm" svg:y2="39.425cm" draw:start-shape="id18" draw:start-glue-point="1" draw:end-shape="id109" draw:end-glue-point="7" svg:d="M36001 41400h1200v-1975h3175" svg:viewBox="0 0 4376 1976">
          <text:p text:style-name="P3">leia</text:p>
        </draw:connector>
        <draw:connector draw:style-name="gr22" draw:text-style-name="P5" draw:layer="layout" draw:line-skew="-1.516cm" svg:x1="36.001cm" svg:y1="41.4cm" svg:x2="41.432cm" svg:y2="40.3cm" draw:start-shape="id18" draw:start-glue-point="1" draw:end-shape="id110" draw:end-glue-point="6" svg:d="M36001 41400h1200v-1100h4231" svg:viewBox="0 0 5432 1101">
          <text:p text:style-name="P3">escreva</text:p>
        </draw:connector>
        <draw:g xml:id="id111" draw:id="id111">
          <draw:custom-shape draw:style-name="gr54" draw:text-style-name="P2" draw:layer="layout" svg:width="5.8cm" svg:height="0.999cm" svg:x="42.101cm" svg:y="37.601cm">
            <text:p text:style-name="P1">CORPO → fimse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0.844cm" svg:height="0.501cm" svg:x="47.057cm" svg:y="37.6cm">
            <text:p text:style-name="P3">6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1.85cm" svg:x1="36.001cm" svg:y1="41.4cm" svg:x2="42.101cm" svg:y2="38.1cm" draw:start-shape="id18" draw:start-glue-point="1" draw:end-shape="id111" draw:end-glue-point="3" svg:d="M36001 41400h1200v-3300h4900" svg:viewBox="0 0 6101 3301">
          <text:p text:style-name="P3">fimse</text:p>
        </draw:connector>
        <draw:connector draw:style-name="gr22" draw:text-style-name="P5" draw:layer="layout" draw:line-skew="-1.535cm" svg:x1="36.001cm" svg:y1="41.4cm" svg:x2="41.47cm" svg:y2="42.069cm" draw:start-shape="id18" draw:start-glue-point="1" draw:end-shape="id112" draw:end-glue-point="6" svg:d="M36001 41400h1200v669h4269" svg:viewBox="0 0 5470 670">
          <text:p text:style-name="P3"/>
          <text:p text:style-name="P3">id</text:p>
        </draw:connector>
        <draw:connector draw:style-name="gr22" draw:text-style-name="P5" draw:layer="layout" draw:line-skew="-1.55cm" svg:x1="36.001cm" svg:y1="41.4cm" svg:x2="41.501cm" svg:y2="43.6cm" draw:start-shape="id18" draw:start-glue-point="1" draw:end-shape="id113" draw:end-glue-point="6" svg:d="M36001 41400h1200v2200h4300" svg:viewBox="0 0 5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36.001cm" svg:y1="41.4cm" svg:x2="41.501cm" svg:y2="45.2cm" draw:start-shape="id18" draw:start-glue-point="1" draw:end-shape="id114" draw:end-glue-point="6" svg:d="M36001 41400h1200v3800h4300" svg:viewBox="0 0 5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g xml:id="id115" draw:id="id115">
          <draw:custom-shape draw:style-name="gr46" draw:text-style-name="P2" draw:layer="layout" svg:width="9cm" svg:height="6.198cm" svg:x="69.3cm" svg:y="17.403cm">
            <text:p text:style-name="P1">CORPO → ES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" draw:layer="layout" svg:width="1cm" svg:height="0.9cm" svg:x="77.3cm" svg:y="17.401cm">
            <text:p text:style-name="P3">5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301cm" svg:x1="78.3cm" svg:y1="20.501cm" svg:x2="72.6cm" svg:y2="16.301cm" draw:start-shape="id115" draw:start-glue-point="1" draw:end-shape="id116" draw:end-glue-point="3" svg:d="M78300 20501h300v-5202h-6501v1002h501" svg:viewBox="0 0 6502 5203">
          <text:p text:style-name="P3">CORPO</text:p>
        </draw:connector>
        <draw:custom-shape draw:style-name="gr38" draw:text-style-name="P8" xml:id="id117" draw:id="id117" draw:layer="layout" svg:width="1.2cm" svg:height="1.2cm" svg:x="80.4cm" svg:y="19.9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8.3cm" svg:y1="20.501cm" svg:x2="80.4cm" svg:y2="20.5cm" draw:start-shape="id115" draw:start-glue-point="1" draw:end-shape="id117" draw:end-glue-point="6" svg:d="M78300 20501h1050v-1h1050" svg:viewBox="0 0 2101 2">
          <text:p text:style-name="P3">ES</text:p>
        </draw:connector>
        <draw:custom-shape draw:style-name="gr38" draw:text-style-name="P8" xml:id="id118" draw:id="id118" draw:layer="layout" svg:width="1.2cm" svg:height="1.2cm" svg:x="80.4cm" svg:y="21.4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19" draw:id="id119" draw:layer="layout" svg:width="1.2cm" svg:height="1.2cm" svg:x="80.4cm" svg:y="22.9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0" draw:id="id120" draw:layer="layout" svg:width="1.2cm" svg:height="1.2cm" svg:x="80.4cm" svg:y="24.6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78.3cm" svg:y1="20.501cm" svg:x2="80.4cm" svg:y2="22cm" draw:start-shape="id115" draw:start-glue-point="1" draw:end-shape="id118" draw:end-glue-point="6" svg:d="M78300 20501h350v1499h1750" svg:viewBox="0 0 2101 1500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78.3cm" svg:y1="20.501cm" svg:x2="80.4cm" svg:y2="23.5cm" draw:start-shape="id115" draw:start-glue-point="1" draw:end-shape="id119" draw:end-glue-point="6" svg:d="M78300 20501h350v2999h1750" svg:viewBox="0 0 2101 3000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78.3cm" svg:y1="20.501cm" svg:x2="80.4cm" svg:y2="25.2cm" draw:start-shape="id115" draw:start-glue-point="1" draw:end-shape="id120" draw:end-glue-point="6" svg:d="M78300 20501h350v4699h1750" svg:viewBox="0 0 2101 4700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8" draw:text-style-name="P8" xml:id="id122" draw:id="id122" draw:layer="layout" svg:width="1.2cm" svg:height="1.2cm" svg:x="82.031cm" svg:y="18.801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4" draw:id="id124" draw:layer="layout" svg:width="1.2cm" svg:height="1.2cm" svg:x="82.069cm" svg:y="20.57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5" draw:id="id125" draw:layer="layout" svg:width="1.2cm" svg:height="1.2cm" svg:x="82.1cm" svg:y="22.101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6" draw:id="id126" draw:layer="layout" svg:width="1.2cm" svg:height="1.2cm" svg:x="82.1cm" svg:y="23.701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1" draw:id="id121" draw:layer="layout" svg:width="1.2cm" svg:height="1.2cm" svg:x="80.6cm" svg:y="17.5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8cm" svg:x1="78.3cm" svg:y1="20.501cm" svg:x2="80.775cm" svg:y2="18.525cm" draw:start-shape="id115" draw:start-glue-point="1" draw:end-shape="id121" draw:end-glue-point="7" svg:d="M78300 20501h350v-1976h2125" svg:viewBox="0 0 2476 1977">
          <text:p text:style-name="P3">leia</text:p>
        </draw:connector>
        <draw:connector draw:style-name="gr22" draw:text-style-name="P5" draw:layer="layout" draw:line-skew="-1.516cm" svg:x1="78.3cm" svg:y1="20.501cm" svg:x2="82.031cm" svg:y2="19.401cm" draw:start-shape="id115" draw:start-glue-point="1" draw:end-shape="id122" draw:end-glue-point="6" svg:d="M78300 20501h350v-1100h3381" svg:viewBox="0 0 3732 1101">
          <text:p text:style-name="P3">escreva</text:p>
        </draw:connector>
        <draw:connector draw:style-name="gr22" draw:text-style-name="P5" draw:layer="layout" draw:line-skew="-1.5cm" svg:x1="78.3cm" svg:y1="20.501cm" svg:x2="82cm" svg:y2="17.2cm" draw:start-shape="id115" draw:start-glue-point="1" draw:end-shape="id123" draw:end-glue-point="6" svg:d="M78300 20501h350v-3301h3350" svg:viewBox="0 0 3701 3302">
          <text:p text:style-name="P3">fimse</text:p>
        </draw:connector>
        <draw:connector draw:style-name="gr22" draw:text-style-name="P5" draw:layer="layout" draw:line-skew="-1.535cm" svg:x1="78.3cm" svg:y1="20.501cm" svg:x2="82.069cm" svg:y2="21.17cm" draw:start-shape="id115" draw:start-glue-point="1" draw:end-shape="id124" draw:end-glue-point="6" svg:d="M78300 20501h350v669h3419" svg:viewBox="0 0 3770 670">
          <text:p text:style-name="P3"/>
          <text:p text:style-name="P3">id</text:p>
        </draw:connector>
        <draw:connector draw:style-name="gr22" draw:text-style-name="P5" draw:layer="layout" draw:line-skew="-1.55cm" svg:x1="78.3cm" svg:y1="20.501cm" svg:x2="82.1cm" svg:y2="22.701cm" draw:start-shape="id115" draw:start-glue-point="1" draw:end-shape="id125" draw:end-glue-point="6" svg:d="M78300 20501h350v2200h3450" svg:viewBox="0 0 38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78.3cm" svg:y1="20.501cm" svg:x2="82.1cm" svg:y2="24.301cm" draw:start-shape="id115" draw:start-glue-point="1" draw:end-shape="id126" draw:end-glue-point="6" svg:d="M78300 20501h350v3800h3450" svg:viewBox="0 0 38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23" draw:id="id123" draw:layer="layout" svg:width="1.2cm" svg:height="1.2cm" svg:x="82cm" svg:y="16.6cm">
          <text:p text:style-name="P6"><text:span text:style-name="T1">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6" draw:id="id116">
          <draw:custom-shape draw:style-name="gr54" draw:text-style-name="P2" draw:layer="layout" svg:width="5.8cm" svg:height="0.999cm" svg:x="72.6cm" svg:y="15.802cm">
            <text:p text:style-name="P1">CORPO → ES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0.844cm" svg:height="0.501cm" svg:x="77.556cm" svg:y="15.801cm">
            <text:p text:style-name="P3">6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27" draw:id="id127">
          <draw:custom-shape draw:style-name="gr46" draw:text-style-name="P2" draw:layer="layout" svg:width="9cm" svg:height="6.198cm" svg:x="64.9cm" svg:y="42.302cm">
            <text:p text:style-name="P1">CORPO → CMD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" draw:layer="layout" svg:width="1cm" svg:height="0.9cm" svg:x="72.9cm" svg:y="42.3cm">
            <text:p text:style-name="P3">5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2cm" svg:x1="73.9cm" svg:y1="45.4cm" svg:x2="76.3cm" svg:y2="40.8cm" draw:start-shape="id127" draw:start-glue-point="1" draw:end-shape="id128" draw:end-glue-point="3" svg:d="M73900 45400h1000v-4600h1400" svg:viewBox="0 0 2401 4601">
          <text:p text:style-name="P3">CORPO</text:p>
        </draw:connector>
        <draw:custom-shape draw:style-name="gr38" draw:text-style-name="P8" xml:id="id129" draw:id="id129" draw:layer="layout" svg:width="1.2cm" svg:height="1.2cm" svg:x="77.3cm" svg:y="44.8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3.9cm" svg:y1="45.4cm" svg:x2="77.3cm" svg:y2="45.4cm" draw:start-shape="id127" draw:start-glue-point="1" draw:end-shape="id129" draw:end-glue-point="6" svg:d="M73900 45400h3400" svg:viewBox="0 0 3401 1">
          <text:p text:style-name="P3">ES</text:p>
        </draw:connector>
        <draw:custom-shape draw:style-name="gr38" draw:text-style-name="P8" xml:id="id130" draw:id="id130" draw:layer="layout" svg:width="1.2cm" svg:height="1.2cm" svg:x="77.3cm" svg:y="46.3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1" draw:id="id131" draw:layer="layout" svg:width="1.2cm" svg:height="1.2cm" svg:x="77.3cm" svg:y="47.8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2" draw:id="id132" draw:layer="layout" svg:width="1.2cm" svg:height="1.2cm" svg:x="77.3cm" svg:y="49.5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73.9cm" svg:y1="45.4cm" svg:x2="77.3cm" svg:y2="46.9cm" draw:start-shape="id127" draw:start-glue-point="1" draw:end-shape="id130" draw:end-glue-point="6" svg:d="M73900 45400h1000v1500h2400" svg:viewBox="0 0 3401 15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73.9cm" svg:y1="45.4cm" svg:x2="77.3cm" svg:y2="48.4cm" draw:start-shape="id127" draw:start-glue-point="1" draw:end-shape="id131" draw:end-glue-point="6" svg:d="M73900 45400h1000v3000h2400" svg:viewBox="0 0 34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73.9cm" svg:y1="45.4cm" svg:x2="77.3cm" svg:y2="50.1cm" draw:start-shape="id127" draw:start-glue-point="1" draw:end-shape="id132" draw:end-glue-point="6" svg:d="M73900 45400h1000v4700h2400" svg:viewBox="0 0 34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8" draw:text-style-name="P8" xml:id="id134" draw:id="id134" draw:layer="layout" svg:width="1.2cm" svg:height="1.2cm" svg:x="78.931cm" svg:y="43.7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6" draw:id="id136" draw:layer="layout" svg:width="1.2cm" svg:height="1.2cm" svg:x="78.969cm" svg:y="45.469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7" draw:id="id137" draw:layer="layout" svg:width="1.2cm" svg:height="1.2cm" svg:x="79cm" svg:y="47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8" draw:id="id138" draw:layer="layout" svg:width="1.2cm" svg:height="1.2cm" svg:x="79cm" svg:y="48.6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3" draw:id="id133" draw:layer="layout" svg:width="1.2cm" svg:height="1.2cm" svg:x="77.7cm" svg:y="42.4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cm" svg:x1="73.9cm" svg:y1="45.4cm" svg:x2="77.875cm" svg:y2="43.425cm" draw:start-shape="id127" draw:start-glue-point="1" draw:end-shape="id133" draw:end-glue-point="7" svg:d="M73900 45400h1000v-1975h2975" svg:viewBox="0 0 3976 1976">
          <text:p text:style-name="P3">leia</text:p>
        </draw:connector>
        <draw:connector draw:style-name="gr22" draw:text-style-name="P5" draw:layer="layout" draw:line-skew="-1.516cm" svg:x1="73.9cm" svg:y1="45.4cm" svg:x2="78.931cm" svg:y2="44.3cm" draw:start-shape="id127" draw:start-glue-point="1" draw:end-shape="id134" draw:end-glue-point="6" svg:d="M73900 45400h1000v-1100h4031" svg:viewBox="0 0 5032 1101">
          <text:p text:style-name="P3">escreva</text:p>
        </draw:connector>
        <draw:connector draw:style-name="gr22" draw:text-style-name="P5" draw:layer="layout" draw:line-skew="-1.9cm" svg:x1="73.9cm" svg:y1="45.4cm" svg:x2="79.7cm" svg:y2="42.1cm" draw:start-shape="id127" draw:start-glue-point="1" draw:end-shape="id135" draw:end-glue-point="6" svg:d="M73900 45400h1000v-3300h4800" svg:viewBox="0 0 5801 3301">
          <text:p text:style-name="P3">fimse</text:p>
        </draw:connector>
        <draw:connector draw:style-name="gr22" draw:text-style-name="P5" draw:layer="layout" draw:line-skew="-1.535cm" svg:x1="73.9cm" svg:y1="45.4cm" svg:x2="78.969cm" svg:y2="46.069cm" draw:start-shape="id127" draw:start-glue-point="1" draw:end-shape="id136" draw:end-glue-point="6" svg:d="M73900 45400h1000v669h4069" svg:viewBox="0 0 5070 670">
          <text:p text:style-name="P3"/>
          <text:p text:style-name="P3">id</text:p>
        </draw:connector>
        <draw:connector draw:style-name="gr22" draw:text-style-name="P5" draw:layer="layout" draw:line-skew="-1.55cm" svg:x1="73.9cm" svg:y1="45.4cm" svg:x2="79cm" svg:y2="47.6cm" draw:start-shape="id127" draw:start-glue-point="1" draw:end-shape="id137" draw:end-glue-point="6" svg:d="M73900 45400h1000v2200h4100" svg:viewBox="0 0 51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73.9cm" svg:y1="45.4cm" svg:x2="79cm" svg:y2="49.2cm" draw:start-shape="id127" draw:start-glue-point="1" draw:end-shape="id138" draw:end-glue-point="6" svg:d="M73900 45400h1000v3800h4100" svg:viewBox="0 0 51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35" draw:id="id135" draw:layer="layout" svg:width="1.2cm" svg:height="1.2cm" svg:x="79.7cm" svg:y="41.5cm">
          <text:p text:style-name="P6"><text:span text:style-name="T1">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8" draw:id="id128">
          <draw:custom-shape draw:style-name="gr82" draw:text-style-name="P2" draw:layer="layout" svg:width="6.899cm" svg:height="0.999cm" svg:x="76.3cm" svg:y="40.301cm">
            <text:p text:style-name="P1">CORPO → CMD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4" draw:layer="layout" svg:width="1.004cm" svg:height="0.501cm" svg:x="82.195cm" svg:y="40.3cm">
            <text:p text:style-name="P3">6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39" draw:id="id139">
          <draw:custom-shape draw:style-name="gr46" draw:text-style-name="P2" draw:layer="layout" svg:width="9cm" svg:height="6.198cm" svg:x="70cm" svg:y="6.202cm">
            <text:p text:style-name="P1">CORPO → COND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" draw:layer="layout" svg:width="1cm" svg:height="0.9cm" svg:x="78cm" svg:y="6.2cm">
            <text:p text:style-name="P3">5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79cm" svg:y1="9.3cm" svg:x2="70.5cm" svg:y2="4.8cm" draw:start-shape="id139" draw:start-glue-point="1" draw:end-shape="id140" draw:end-glue-point="3" svg:d="M79000 9300h501v-5502h-9503v1002h502" svg:viewBox="0 0 9504 5503">
          <text:p text:style-name="P3">CORPO</text:p>
        </draw:connector>
        <draw:custom-shape draw:style-name="gr38" draw:text-style-name="P8" xml:id="id141" draw:id="id141" draw:layer="layout" svg:width="1.2cm" svg:height="1.2cm" svg:x="82.1cm" svg:y="7.7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0.25cm" svg:x1="79cm" svg:y1="9.3cm" svg:x2="82.1cm" svg:y2="8.3cm" draw:start-shape="id139" draw:start-glue-point="1" draw:end-shape="id141" draw:end-glue-point="6" svg:d="M79000 9300h1800v-1000h1300" svg:viewBox="0 0 3101 1001">
          <text:p text:style-name="P3">ES</text:p>
        </draw:connector>
        <draw:custom-shape draw:style-name="gr38" draw:text-style-name="P8" xml:id="id142" draw:id="id142" draw:layer="layout" svg:width="1.2cm" svg:height="1.2cm" svg:x="80.8cm" svg:y="10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3" draw:id="id143" draw:layer="layout" svg:width="1.2cm" svg:height="1.2cm" svg:x="80.8cm" svg:y="11.7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4" draw:id="id144" draw:layer="layout" svg:width="1.2cm" svg:height="1.2cm" svg:x="80.8cm" svg:y="13.4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79cm" svg:y1="9.3cm" svg:x2="80.8cm" svg:y2="10.6cm" draw:start-shape="id139" draw:start-glue-point="1" draw:end-shape="id142" draw:end-glue-point="6" svg:d="M79000 9300h200v1300h1600" svg:viewBox="0 0 1801 13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79cm" svg:y1="9.3cm" svg:x2="80.8cm" svg:y2="12.3cm" draw:start-shape="id139" draw:start-glue-point="1" draw:end-shape="id143" draw:end-glue-point="6" svg:d="M79000 9300h200v3000h1600" svg:viewBox="0 0 1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79cm" svg:y1="9.3cm" svg:x2="80.8cm" svg:y2="14cm" draw:start-shape="id139" draw:start-glue-point="1" draw:end-shape="id144" draw:end-glue-point="6" svg:d="M79000 9300h200v4700h1600" svg:viewBox="0 0 18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8" draw:text-style-name="P8" xml:id="id146" draw:id="id146" draw:layer="layout" svg:width="1.2cm" svg:height="1.2cm" svg:x="82.1cm" svg:y="6.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8" draw:id="id148" draw:layer="layout" svg:width="1.2cm" svg:height="1.2cm" svg:x="82.1cm" svg:y="9.1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9" draw:id="id149" draw:layer="layout" svg:width="1.2cm" svg:height="1.2cm" svg:x="82.5cm" svg:y="10.9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50" draw:id="id150" draw:layer="layout" svg:width="1.2cm" svg:height="1.2cm" svg:x="82.5cm" svg:y="12.5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5" draw:id="id145" draw:layer="layout" svg:width="1.2cm" svg:height="1.2cm" svg:x="81.3cm" svg:y="4.6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65cm" svg:x1="79cm" svg:y1="9.3cm" svg:x2="81.475cm" svg:y2="5.625cm" draw:start-shape="id139" draw:start-glue-point="1" draw:end-shape="id145" draw:end-glue-point="7" svg:d="M79000 9300h500v-3675h1975" svg:viewBox="0 0 2476 3676">
          <text:p text:style-name="P3">leia</text:p>
        </draw:connector>
        <draw:connector draw:style-name="gr22" draw:text-style-name="P5" draw:layer="layout" draw:line-skew="-1.05cm" svg:x1="79cm" svg:y1="9.3cm" svg:x2="82.1cm" svg:y2="7cm" draw:start-shape="id139" draw:start-glue-point="1" draw:end-shape="id146" draw:end-glue-point="6" svg:d="M79000 9300h500v-2300h2600" svg:viewBox="0 0 3101 2301">
          <text:p text:style-name="P3">escreva</text:p>
        </draw:connector>
        <draw:connector draw:style-name="gr22" draw:text-style-name="P5" draw:layer="layout" draw:line-skew="-0.65cm" svg:x1="79cm" svg:y1="9.3cm" svg:x2="81.3cm" svg:y2="3.7cm" draw:start-shape="id139" draw:start-glue-point="1" draw:end-shape="id147" draw:end-glue-point="6" svg:d="M79000 9300h500v-5600h1800" svg:viewBox="0 0 2301 5601">
          <text:p text:style-name="P3">fimse</text:p>
        </draw:connector>
        <draw:connector draw:style-name="gr22" draw:text-style-name="P5" draw:layer="layout" draw:line-skew="-1.35cm" svg:x1="79cm" svg:y1="9.3cm" svg:x2="82.1cm" svg:y2="9.7cm" draw:start-shape="id139" draw:start-glue-point="1" draw:end-shape="id148" draw:end-glue-point="6" svg:d="M79000 9300h200v400h2900" svg:viewBox="0 0 3101 401">
          <text:p text:style-name="P3">id</text:p>
        </draw:connector>
        <draw:connector draw:style-name="gr22" draw:text-style-name="P5" draw:layer="layout" draw:line-skew="-1.55cm" svg:x1="79cm" svg:y1="9.3cm" svg:x2="82.5cm" svg:y2="11.5cm" draw:start-shape="id139" draw:start-glue-point="1" draw:end-shape="id149" draw:end-glue-point="6" svg:d="M79000 9300h200v2200h3300" svg:viewBox="0 0 3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79cm" svg:y1="9.3cm" svg:x2="82.5cm" svg:y2="13.1cm" draw:start-shape="id139" draw:start-glue-point="1" draw:end-shape="id150" draw:end-glue-point="6" svg:d="M79000 9300h200v3800h3300" svg:viewBox="0 0 3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47" draw:id="id147" draw:layer="layout" svg:width="1.2cm" svg:height="1.2cm" svg:x="81.3cm" svg:y="3.1cm">
          <text:p text:style-name="P6"><text:span text:style-name="T1">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0" draw:id="id140">
          <draw:custom-shape draw:style-name="gr82" draw:text-style-name="P2" draw:layer="layout" svg:width="6.899cm" svg:height="0.999cm" svg:x="70.5cm" svg:y="4.301cm">
            <text:p text:style-name="P1">CORPO → COND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4" draw:layer="layout" svg:width="1.004cm" svg:height="0.501cm" svg:x="76.395cm" svg:y="4.3cm">
            <text:p text:style-name="P3">6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51" draw:id="id151">
          <draw:custom-shape draw:style-name="gr46" draw:text-style-name="P2" draw:layer="layout" svg:width="9cm" svg:height="6.198cm" svg:x="48.6cm" svg:y="37.702cm">
            <text:p text:style-name="P1">CORPO → REP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" draw:layer="layout" svg:width="1cm" svg:height="0.9cm" svg:x="56.6cm" svg:y="37.7cm">
            <text:p text:style-name="P3">5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2cm" svg:x1="57.6cm" svg:y1="40.8cm" svg:x2="60.4cm" svg:y2="36.2cm" draw:start-shape="id151" draw:start-glue-point="1" draw:end-shape="id152" draw:end-glue-point="3" svg:d="M57600 40800h1200v-4600h1600" svg:viewBox="0 0 2801 4601">
          <text:p text:style-name="P3">CORPO</text:p>
        </draw:connector>
        <draw:custom-shape draw:style-name="gr38" draw:text-style-name="P8" xml:id="id153" draw:id="id153" draw:layer="layout" svg:width="1.2cm" svg:height="1.2cm" svg:x="61.4cm" svg:y="40.2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57.6cm" svg:y1="40.8cm" svg:x2="61.4cm" svg:y2="40.8cm" draw:start-shape="id151" draw:start-glue-point="1" draw:end-shape="id153" draw:end-glue-point="6" svg:d="M57600 40800h3800" svg:viewBox="0 0 3801 1">
          <text:p text:style-name="P3">ES</text:p>
        </draw:connector>
        <draw:custom-shape draw:style-name="gr38" draw:text-style-name="P8" xml:id="id154" draw:id="id154" draw:layer="layout" svg:width="1.2cm" svg:height="1.2cm" svg:x="61.4cm" svg:y="41.7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55" draw:id="id155" draw:layer="layout" svg:width="1.2cm" svg:height="1.2cm" svg:x="61.4cm" svg:y="43.2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56" draw:id="id156" draw:layer="layout" svg:width="1.2cm" svg:height="1.2cm" svg:x="61.4cm" svg:y="44.9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57.6cm" svg:y1="40.8cm" svg:x2="61.4cm" svg:y2="42.3cm" draw:start-shape="id151" draw:start-glue-point="1" draw:end-shape="id154" draw:end-glue-point="6" svg:d="M57600 40800h1200v1500h2600" svg:viewBox="0 0 3801 15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57.6cm" svg:y1="40.8cm" svg:x2="61.4cm" svg:y2="43.8cm" draw:start-shape="id151" draw:start-glue-point="1" draw:end-shape="id155" draw:end-glue-point="6" svg:d="M57600 40800h1200v3000h2600" svg:viewBox="0 0 3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57.6cm" svg:y1="40.8cm" svg:x2="61.4cm" svg:y2="45.5cm" draw:start-shape="id151" draw:start-glue-point="1" draw:end-shape="id156" draw:end-glue-point="6" svg:d="M57600 40800h1200v4700h2600" svg:viewBox="0 0 38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8" draw:text-style-name="P8" xml:id="id158" draw:id="id158" draw:layer="layout" svg:width="1.2cm" svg:height="1.2cm" svg:x="63.031cm" svg:y="39.1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0" draw:id="id160" draw:layer="layout" svg:width="1.2cm" svg:height="1.2cm" svg:x="63.069cm" svg:y="40.869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1" draw:id="id161" draw:layer="layout" svg:width="1.2cm" svg:height="1.2cm" svg:x="63.1cm" svg:y="42.4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2" draw:id="id162" draw:layer="layout" svg:width="1.2cm" svg:height="1.2cm" svg:x="63.1cm" svg:y="44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57" draw:id="id157" draw:layer="layout" svg:width="1.2cm" svg:height="1.2cm" svg:x="61.8cm" svg:y="37.8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cm" svg:x1="57.6cm" svg:y1="40.8cm" svg:x2="61.975cm" svg:y2="38.825cm" draw:start-shape="id151" draw:start-glue-point="1" draw:end-shape="id157" draw:end-glue-point="7" svg:d="M57600 40800h1200v-1975h3175" svg:viewBox="0 0 4376 1976">
          <text:p text:style-name="P3">leia</text:p>
        </draw:connector>
        <draw:connector draw:style-name="gr22" draw:text-style-name="P5" draw:layer="layout" draw:line-skew="-1.516cm" svg:x1="57.6cm" svg:y1="40.8cm" svg:x2="63.031cm" svg:y2="39.7cm" draw:start-shape="id151" draw:start-glue-point="1" draw:end-shape="id158" draw:end-glue-point="6" svg:d="M57600 40800h1200v-1100h4231" svg:viewBox="0 0 5432 1101">
          <text:p text:style-name="P3">escreva</text:p>
        </draw:connector>
        <draw:connector draw:style-name="gr22" draw:text-style-name="P5" draw:layer="layout" draw:line-skew="-1.9cm" svg:x1="57.6cm" svg:y1="40.8cm" svg:x2="63.8cm" svg:y2="37.5cm" draw:start-shape="id151" draw:start-glue-point="1" draw:end-shape="id159" draw:end-glue-point="6" svg:d="M57600 40800h1200v-3300h5000" svg:viewBox="0 0 6201 3301">
          <text:p text:style-name="P3">fimse</text:p>
        </draw:connector>
        <draw:connector draw:style-name="gr22" draw:text-style-name="P5" draw:layer="layout" draw:line-skew="-1.535cm" svg:x1="57.6cm" svg:y1="40.8cm" svg:x2="63.069cm" svg:y2="41.469cm" draw:start-shape="id151" draw:start-glue-point="1" draw:end-shape="id160" draw:end-glue-point="6" svg:d="M57600 40800h1200v669h4269" svg:viewBox="0 0 5470 670">
          <text:p text:style-name="P3"/>
          <text:p text:style-name="P3">id</text:p>
        </draw:connector>
        <draw:connector draw:style-name="gr22" draw:text-style-name="P5" draw:layer="layout" draw:line-skew="-1.55cm" svg:x1="57.6cm" svg:y1="40.8cm" svg:x2="63.1cm" svg:y2="43cm" draw:start-shape="id151" draw:start-glue-point="1" draw:end-shape="id161" draw:end-glue-point="6" svg:d="M57600 40800h1200v2200h4300" svg:viewBox="0 0 5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57.6cm" svg:y1="40.8cm" svg:x2="63.1cm" svg:y2="44.6cm" draw:start-shape="id151" draw:start-glue-point="1" draw:end-shape="id162" draw:end-glue-point="6" svg:d="M57600 40800h1200v3800h4300" svg:viewBox="0 0 5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59" draw:id="id159" draw:layer="layout" svg:width="1.2cm" svg:height="1.2cm" svg:x="63.8cm" svg:y="36.9cm">
          <text:p text:style-name="P6"><text:span text:style-name="T1">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2" draw:id="id152">
          <draw:custom-shape draw:style-name="gr82" draw:text-style-name="P2" draw:layer="layout" svg:width="6.899cm" svg:height="0.999cm" svg:x="60.4cm" svg:y="35.701cm">
            <text:p text:style-name="P1">CORPO → REP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4" draw:layer="layout" svg:width="1.004cm" svg:height="0.501cm" svg:x="66.295cm" svg:y="35.7cm">
            <text:p text:style-name="P3">6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63" draw:id="id163">
          <draw:custom-shape draw:style-name="gr84" draw:text-style-name="P2" draw:layer="layout" svg:width="7cm" svg:height="1.476cm" svg:x="1.8cm" svg:y="46.024cm">
            <text:p text:style-name="P1">REPCORPO → fimenquant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4" draw:layer="layout" svg:width="0.8cm" svg:height="0.8cm" svg:x="8cm" svg:y="46.024cm">
            <text:p text:style-name="P3">6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1.237cm" svg:y1="39.362cm" svg:x2="1.8cm" svg:y2="46.762cm" draw:start-shape="id57" draw:start-glue-point="3" draw:end-shape="id163" draw:end-glue-point="3" svg:d="M1237 39362h-501v7400h1064" svg:viewBox="0 0 1065 74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 <text:s text:c="9"/>fimenquanto</text:p>
        </draw:connector>
        <draw:custom-shape draw:style-name="gr38" draw:text-style-name="P8" xml:id="id165" draw:id="id165" draw:layer="layout" svg:width="1.2cm" svg:height="1.2cm" svg:x="15.8cm" svg:y="39.9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6" draw:id="id166" draw:layer="layout" svg:width="1.2cm" svg:height="1.2cm" svg:x="15.8cm" svg:y="41.3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7" draw:id="id167" draw:layer="layout" svg:width="1.2cm" svg:height="1.2cm" svg:x="15.8cm" svg:y="42.7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8" draw:id="id168" draw:layer="layout" svg:width="1.2cm" svg:height="1.2cm" svg:x="15.8cm" svg:y="44.3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4" draw:id="id164" draw:layer="layout" svg:width="1.2cm" svg:height="1.2cm" svg:x="15.8cm" svg:y="38.5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337cm" svg:y1="39.362cm" svg:x2="15.8cm" svg:y2="39.1cm" draw:start-shape="id57" draw:start-glue-point="1" draw:end-shape="id164" draw:end-glue-point="6" svg:d="M11337 39362h563v-262h3900" svg:viewBox="0 0 4464 263">
          <text:p text:style-name="P3"><text:s text:c="5"/>leia</text:p>
        </draw:connector>
        <draw:connector draw:style-name="gr22" draw:text-style-name="P5" draw:layer="layout" draw:line-skew="-1.669cm" svg:x1="11.337cm" svg:y1="39.362cm" svg:x2="15.8cm" svg:y2="40.5cm" draw:start-shape="id57" draw:start-glue-point="1" draw:end-shape="id165" draw:end-glue-point="6" svg:d="M11337 39362h563v1138h3900" svg:viewBox="0 0 4464 1139">
          <text:p text:style-name="P3"/>
          <text:p text:style-name="P3">escreva</text:p>
        </draw:connector>
        <draw:connector draw:style-name="gr22" draw:text-style-name="P5" draw:layer="layout" draw:line-skew="-1.669cm" svg:x1="11.337cm" svg:y1="39.362cm" svg:x2="15.8cm" svg:y2="41.9cm" draw:start-shape="id57" draw:start-glue-point="1" draw:end-shape="id166" draw:end-glue-point="6" svg:d="M11337 39362h563v2538h3900" svg:viewBox="0 0 4464 2539">
          <text:p text:style-name="P3"/>
          <text:p text:style-name="P3"/>
          <text:p text:style-name="P3"/>
          <text:p text:style-name="P3"/>
          <text:p text:style-name="P3">id</text:p>
        </draw:connector>
        <draw:connector draw:style-name="gr22" draw:text-style-name="P5" draw:layer="layout" draw:line-skew="-1.669cm" svg:x1="11.337cm" svg:y1="39.362cm" svg:x2="15.8cm" svg:y2="43.3cm" draw:start-shape="id57" draw:start-glue-point="1" draw:end-shape="id167" draw:end-glue-point="6" svg:d="M11337 39362h563v3938h3900" svg:viewBox="0 0 4464 393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669cm" svg:x1="11.337cm" svg:y1="39.362cm" svg:x2="15.8cm" svg:y2="44.9cm" draw:start-shape="id57" draw:start-glue-point="1" draw:end-shape="id168" draw:end-glue-point="6" svg:d="M11337 39362h563v5538h3900" svg:viewBox="0 0 4464 553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69" draw:id="id169" draw:layer="layout" svg:width="1.2cm" svg:height="1.2cm" svg:x="15.8cm" svg:y="45.8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337cm" svg:y1="39.362cm" svg:x2="15.8cm" svg:y2="46.4cm" draw:start-shape="id57" draw:start-glue-point="1" draw:end-shape="id169" draw:end-glue-point="6" svg:d="M11337 39362h563v7038h3900" svg:viewBox="0 0 4464 703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170" draw:id="id170" draw:layer="layout" svg:width="1.2cm" svg:height="1.2cm" svg:x="14.3cm" svg:y="32.1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3" draw:id="id173" draw:layer="layout" svg:width="1.2cm" svg:height="1.2cm" svg:x="16cm" svg:y="35.2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1" draw:id="id171" draw:layer="layout" svg:width="1.2cm" svg:height="1.2cm" svg:x="14.3cm" svg:y="33.5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2" draw:id="id172" draw:layer="layout" svg:width="1.2cm" svg:height="1.2cm" svg:x="9.4cm" svg:y="34.8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19cm" svg:x1="11.337cm" svg:y1="39.362cm" svg:x2="14.3cm" svg:y2="32.7cm" draw:start-shape="id57" draw:start-glue-point="1" draw:end-shape="id170" draw:end-glue-point="6" svg:d="M11337 39362h563v-6662h2400" svg:viewBox="0 0 2964 6663">
          <text:p text:style-name="P3">ES</text:p>
        </draw:connector>
        <draw:connector draw:style-name="gr22" draw:text-style-name="P5" draw:layer="layout" draw:line-skew="-0.919cm" svg:x1="11.337cm" svg:y1="39.362cm" svg:x2="14.3cm" svg:y2="34.1cm" draw:start-shape="id57" draw:start-glue-point="1" draw:end-shape="id171" draw:end-glue-point="6" svg:d="M11337 39362h563v-5262h2400" svg:viewBox="0 0 2964 5263">
          <text:p text:style-name="P3">COND</text:p>
        </draw:connector>
        <draw:connector draw:style-name="gr22" draw:text-style-name="P5" draw:layer="layout" draw:line-skew="1.362cm" svg:x1="11.337cm" svg:y1="39.362cm" svg:x2="10.6cm" svg:y2="35.4cm" draw:start-shape="id57" draw:start-glue-point="1" draw:end-shape="id172" draw:end-glue-point="10" svg:d="M11337 39362h1863v-3962h-2600" svg:viewBox="0 0 2601 3963">
          <text:p text:style-name="P3">REP</text:p>
        </draw:connector>
        <draw:connector draw:style-name="gr22" draw:text-style-name="P5" draw:layer="layout" draw:line-skew="-0.469cm" svg:x1="11.337cm" svg:y1="39.362cm" svg:x2="16cm" svg:y2="35.8cm" draw:start-shape="id57" draw:start-glue-point="1" draw:end-shape="id173" draw:end-glue-point="6" svg:d="M11337 39362h1863v-3562h2800" svg:viewBox="0 0 4664 3563">
          <text:p text:style-name="P3"><text:s text:c="13"/>CMD</text:p>
        </draw:connector>
        <draw:g xml:id="id174" draw:id="id174">
          <draw:custom-shape draw:style-name="gr77" draw:text-style-name="P2" draw:layer="layout" svg:width="10.1cm" svg:height="6.076cm" svg:x="1.391cm" svg:y="50.456cm">
            <text:p text:style-name="P1">REPCORPO → ES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4" draw:layer="layout" svg:width="0.962cm" svg:height="0.8cm" svg:x="10.529cm" svg:y="50.456cm">
            <text:p text:style-name="P3">6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75" draw:id="id175">
          <draw:custom-shape draw:style-name="gr86" draw:text-style-name="P2" draw:layer="layout" svg:width="8.146cm" svg:height="1.476cm" svg:x="1.454cm" svg:y="48.8cm">
            <text:p text:style-name="P1">REPCORPO → ES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4" draw:layer="layout" svg:width="0.931cm" svg:height="0.8cm" svg:x="8.669cm" svg:y="48.8cm">
            <text:p text:style-name="P3">7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11.491cm" svg:y1="53.494cm" svg:x2="1.454cm" svg:y2="49.538cm" draw:start-shape="id174" draw:start-glue-point="1" draw:end-shape="id175" draw:end-glue-point="3" svg:d="M11491 53494h501v-5195h-11039v1239h501" svg:viewBox="0 0 11040 5196">
          <text:p text:style-name="P3">REPCORPO</text:p>
        </draw:connector>
        <draw:custom-shape draw:style-name="gr38" draw:text-style-name="P8" xml:id="id177" draw:id="id177" draw:layer="layout" svg:width="1.2cm" svg:height="1.2cm" svg:x="15.9cm" svg:y="49.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8" draw:id="id178" draw:layer="layout" svg:width="1.2cm" svg:height="1.2cm" svg:x="15.9cm" svg:y="50.8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9" draw:id="id179" draw:layer="layout" svg:width="1.2cm" svg:height="1.2cm" svg:x="15.9cm" svg:y="52.2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0" draw:id="id180" draw:layer="layout" svg:width="1.2cm" svg:height="1.2cm" svg:x="15.9cm" svg:y="53.8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6" draw:id="id176" draw:layer="layout" svg:width="1.2cm" svg:height="1.2cm" svg:x="15.9cm" svg:y="48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491cm" svg:y1="53.494cm" svg:x2="15.9cm" svg:y2="48.6cm" draw:start-shape="id174" draw:start-glue-point="1" draw:end-shape="id176" draw:end-glue-point="6" svg:d="M11491 53494h536v-4894h3873" svg:viewBox="0 0 4410 4895">
          <text:p text:style-name="P3"><text:s text:c="5"/>leia</text:p>
        </draw:connector>
        <draw:connector draw:style-name="gr22" draw:text-style-name="P5" draw:layer="layout" draw:line-skew="-1.669cm" svg:x1="11.491cm" svg:y1="53.494cm" svg:x2="15.9cm" svg:y2="50cm" draw:start-shape="id174" draw:start-glue-point="1" draw:end-shape="id177" draw:end-glue-point="6" svg:d="M11491 53494h536v-3494h3873" svg:viewBox="0 0 4410 3495">
          <text:p text:style-name="P3">escreva</text:p>
        </draw:connector>
        <draw:connector draw:style-name="gr22" draw:text-style-name="P5" draw:layer="layout" draw:line-skew="-1.669cm" svg:x1="11.491cm" svg:y1="53.494cm" svg:x2="15.9cm" svg:y2="51.4cm" draw:start-shape="id174" draw:start-glue-point="1" draw:end-shape="id178" draw:end-glue-point="6" svg:d="M11491 53494h536v-2094h3873" svg:viewBox="0 0 4410 2095">
          <text:p text:style-name="P3">id</text:p>
        </draw:connector>
        <draw:connector draw:style-name="gr22" draw:text-style-name="P5" draw:layer="layout" draw:line-skew="-1.669cm" svg:x1="11.491cm" svg:y1="53.494cm" svg:x2="15.9cm" svg:y2="52.8cm" draw:start-shape="id174" draw:start-glue-point="1" draw:end-shape="id179" draw:end-glue-point="6" svg:d="M11491 53494h536v-694h3873" svg:viewBox="0 0 4410 695">
          <text:p text:style-name="P3">enquanto</text:p>
        </draw:connector>
        <draw:connector draw:style-name="gr22" draw:text-style-name="P5" draw:layer="layout" draw:line-skew="-1.669cm" svg:x1="11.491cm" svg:y1="53.494cm" svg:x2="15.9cm" svg:y2="54.4cm" draw:start-shape="id174" draw:start-glue-point="1" draw:end-shape="id180" draw:end-glue-point="6" svg:d="M11491 53494h536v906h3873" svg:viewBox="0 0 4410 907">
          <text:p text:style-name="P3"/>
          <text:p text:style-name="P3">se</text:p>
        </draw:connector>
        <draw:custom-shape draw:style-name="gr38" draw:text-style-name="P8" xml:id="id181" draw:id="id181" draw:layer="layout" svg:width="1.2cm" svg:height="1.2cm" svg:x="15.9cm" svg:y="55.3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491cm" svg:y1="53.494cm" svg:x2="15.9cm" svg:y2="55.9cm" draw:start-shape="id174" draw:start-glue-point="1" draw:end-shape="id181" draw:end-glue-point="6" svg:d="M11491 53494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182" draw:id="id182" draw:layer="layout" svg:width="1.2cm" svg:height="1.2cm" svg:x="17.4cm" svg:y="48.7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5" draw:id="id185" draw:layer="layout" svg:width="1.2cm" svg:height="1.2cm" svg:x="17.3cm" svg:y="50.1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3" draw:id="id183" draw:layer="layout" svg:width="1.2cm" svg:height="1.2cm" svg:x="17.4cm" svg:y="51.5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4" draw:id="id184" draw:layer="layout" svg:width="1.2cm" svg:height="1.2cm" svg:x="17.4cm" svg:y="53.1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11.491cm" svg:y1="53.494cm" svg:x2="17.4cm" svg:y2="49.3cm" draw:start-shape="id174" draw:start-glue-point="1" draw:end-shape="id182" draw:end-glue-point="6" svg:d="M11491 53494h509v-4194h5400" svg:viewBox="0 0 5910 4195">
          <text:p text:style-name="P3">ES</text:p>
        </draw:connector>
        <draw:connector draw:style-name="gr22" draw:text-style-name="P5" draw:layer="layout" draw:line-skew="-2.446cm" svg:x1="11.491cm" svg:y1="53.494cm" svg:x2="17.4cm" svg:y2="52.1cm" draw:start-shape="id174" draw:start-glue-point="1" draw:end-shape="id183" draw:end-glue-point="6" svg:d="M11491 53494h509v-1394h5400" svg:viewBox="0 0 5910 1395">
          <text:p text:style-name="P3">COND</text:p>
        </draw:connector>
        <draw:connector draw:style-name="gr22" draw:text-style-name="P5" draw:layer="layout" draw:line-skew="-2.446cm" svg:x1="11.491cm" svg:y1="53.494cm" svg:x2="17.4cm" svg:y2="53.7cm" draw:start-shape="id174" draw:start-glue-point="1" draw:end-shape="id184" draw:end-glue-point="6" svg:d="M11491 53494h509v206h5400" svg:viewBox="0 0 5910 207">
          <text:p text:style-name="P3">REP</text:p>
        </draw:connector>
        <draw:connector draw:style-name="gr22" draw:text-style-name="P5" draw:layer="layout" draw:line-skew="-2.396cm" svg:x1="11.491cm" svg:y1="53.494cm" svg:x2="17.3cm" svg:y2="50.7cm" draw:start-shape="id174" draw:start-glue-point="1" draw:end-shape="id185" draw:end-glue-point="6" svg:d="M11491 53494h509v-2794h5300" svg:viewBox="0 0 5810 2795">
          <text:p text:style-name="P3">CMD</text:p>
        </draw:connector>
        <draw:g xml:id="id186" draw:id="id186">
          <draw:custom-shape draw:style-name="gr77" draw:text-style-name="P2" draw:layer="layout" svg:width="10.1cm" svg:height="6.076cm" svg:x="20.091cm" svg:y="49.482cm">
            <text:p text:style-name="P1">REPCORPO → CMD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4" draw:layer="layout" svg:width="0.962cm" svg:height="0.8cm" svg:x="29.229cm" svg:y="49.482cm">
            <text:p text:style-name="P3">6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87" draw:id="id187">
          <draw:custom-shape draw:style-name="gr86" draw:text-style-name="P2" draw:layer="layout" svg:width="8.146cm" svg:height="1.476cm" svg:x="20.154cm" svg:y="47.826cm">
            <text:p text:style-name="P1">REPCORPO → CMD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4" draw:layer="layout" svg:width="0.931cm" svg:height="0.8cm" svg:x="27.369cm" svg:y="47.826cm">
            <text:p text:style-name="P3">7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191cm" svg:y1="52.52cm" svg:x2="20.154cm" svg:y2="48.564cm" draw:start-shape="id186" draw:start-glue-point="1" draw:end-shape="id187" draw:end-glue-point="3" svg:d="M30191 52520h501v-5195h-11039v1239h501" svg:viewBox="0 0 11040 5196">
          <text:p text:style-name="P3">REPCORPO</text:p>
        </draw:connector>
        <draw:custom-shape draw:style-name="gr38" draw:text-style-name="P8" xml:id="id189" draw:id="id189" draw:layer="layout" svg:width="1.2cm" svg:height="1.2cm" svg:x="34.6cm" svg:y="48.426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0" draw:id="id190" draw:layer="layout" svg:width="1.2cm" svg:height="1.2cm" svg:x="34.6cm" svg:y="49.826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1" draw:id="id191" draw:layer="layout" svg:width="1.2cm" svg:height="1.2cm" svg:x="34.6cm" svg:y="51.226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2" draw:id="id192" draw:layer="layout" svg:width="1.2cm" svg:height="1.2cm" svg:x="34.6cm" svg:y="52.826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8" draw:id="id188" draw:layer="layout" svg:width="1.2cm" svg:height="1.2cm" svg:x="34.6cm" svg:y="47.026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30.191cm" svg:y1="52.52cm" svg:x2="34.6cm" svg:y2="47.626cm" draw:start-shape="id186" draw:start-glue-point="1" draw:end-shape="id188" draw:end-glue-point="6" svg:d="M30191 52520h536v-4894h3873" svg:viewBox="0 0 4410 4895">
          <text:p text:style-name="P3"><text:s text:c="5"/>leia</text:p>
        </draw:connector>
        <draw:connector draw:style-name="gr22" draw:text-style-name="P5" draw:layer="layout" draw:line-skew="-1.669cm" svg:x1="30.191cm" svg:y1="52.52cm" svg:x2="34.6cm" svg:y2="49.026cm" draw:start-shape="id186" draw:start-glue-point="1" draw:end-shape="id189" draw:end-glue-point="6" svg:d="M30191 52520h536v-3494h3873" svg:viewBox="0 0 4410 3495">
          <text:p text:style-name="P3">escreva</text:p>
        </draw:connector>
        <draw:connector draw:style-name="gr22" draw:text-style-name="P5" draw:layer="layout" draw:line-skew="-1.669cm" svg:x1="30.191cm" svg:y1="52.52cm" svg:x2="34.6cm" svg:y2="50.426cm" draw:start-shape="id186" draw:start-glue-point="1" draw:end-shape="id190" draw:end-glue-point="6" svg:d="M30191 52520h536v-2094h3873" svg:viewBox="0 0 4410 2095">
          <text:p text:style-name="P3">id</text:p>
        </draw:connector>
        <draw:connector draw:style-name="gr22" draw:text-style-name="P5" draw:layer="layout" draw:line-skew="-1.669cm" svg:x1="30.191cm" svg:y1="52.52cm" svg:x2="34.6cm" svg:y2="51.826cm" draw:start-shape="id186" draw:start-glue-point="1" draw:end-shape="id191" draw:end-glue-point="6" svg:d="M30191 52520h536v-694h3873" svg:viewBox="0 0 4410 695">
          <text:p text:style-name="P3">enquanto</text:p>
        </draw:connector>
        <draw:connector draw:style-name="gr22" draw:text-style-name="P5" draw:layer="layout" draw:line-skew="-1.669cm" svg:x1="30.191cm" svg:y1="52.52cm" svg:x2="34.6cm" svg:y2="53.426cm" draw:start-shape="id186" draw:start-glue-point="1" draw:end-shape="id192" draw:end-glue-point="6" svg:d="M30191 52520h536v906h3873" svg:viewBox="0 0 4410 907">
          <text:p text:style-name="P3"/>
          <text:p text:style-name="P3">se</text:p>
        </draw:connector>
        <draw:custom-shape draw:style-name="gr38" draw:text-style-name="P8" xml:id="id193" draw:id="id193" draw:layer="layout" svg:width="1.2cm" svg:height="1.2cm" svg:x="34.6cm" svg:y="54.326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30.191cm" svg:y1="52.52cm" svg:x2="34.6cm" svg:y2="54.926cm" draw:start-shape="id186" draw:start-glue-point="1" draw:end-shape="id193" draw:end-glue-point="6" svg:d="M30191 52520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194" draw:id="id194" draw:layer="layout" svg:width="1.2cm" svg:height="1.2cm" svg:x="36.1cm" svg:y="47.726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7" draw:id="id197" draw:layer="layout" svg:width="1.2cm" svg:height="1.2cm" svg:x="36cm" svg:y="49.126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5" draw:id="id195" draw:layer="layout" svg:width="1.2cm" svg:height="1.2cm" svg:x="36.1cm" svg:y="50.526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6" draw:id="id196" draw:layer="layout" svg:width="1.2cm" svg:height="1.2cm" svg:x="36.1cm" svg:y="52.126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30.191cm" svg:y1="52.52cm" svg:x2="36.1cm" svg:y2="48.326cm" draw:start-shape="id186" draw:start-glue-point="1" draw:end-shape="id194" draw:end-glue-point="6" svg:d="M30191 52520h509v-4194h5400" svg:viewBox="0 0 5910 4195">
          <text:p text:style-name="P3">ES</text:p>
        </draw:connector>
        <draw:connector draw:style-name="gr22" draw:text-style-name="P5" draw:layer="layout" draw:line-skew="-2.446cm" svg:x1="30.191cm" svg:y1="52.52cm" svg:x2="36.1cm" svg:y2="51.126cm" draw:start-shape="id186" draw:start-glue-point="1" draw:end-shape="id195" draw:end-glue-point="6" svg:d="M30191 52520h509v-1394h5400" svg:viewBox="0 0 5910 1395">
          <text:p text:style-name="P3">COND</text:p>
        </draw:connector>
        <draw:connector draw:style-name="gr22" draw:text-style-name="P5" draw:layer="layout" draw:line-skew="-2.446cm" svg:x1="30.191cm" svg:y1="52.52cm" svg:x2="36.1cm" svg:y2="52.726cm" draw:start-shape="id186" draw:start-glue-point="1" draw:end-shape="id196" draw:end-glue-point="6" svg:d="M30191 52520h509v206h5400" svg:viewBox="0 0 5910 207">
          <text:p text:style-name="P3">REP</text:p>
        </draw:connector>
        <draw:connector draw:style-name="gr22" draw:text-style-name="P5" draw:layer="layout" draw:line-skew="-2.396cm" svg:x1="30.191cm" svg:y1="52.52cm" svg:x2="36cm" svg:y2="49.726cm" draw:start-shape="id186" draw:start-glue-point="1" draw:end-shape="id197" draw:end-glue-point="6" svg:d="M30191 52520h509v-2794h5300" svg:viewBox="0 0 5810 2795">
          <text:p text:style-name="P3">CMD</text:p>
        </draw:connector>
        <draw:g xml:id="id198" draw:id="id198">
          <draw:custom-shape draw:style-name="gr77" draw:text-style-name="P2" draw:layer="layout" svg:width="10.1cm" svg:height="6.076cm" svg:x="40.437cm" svg:y="50.314cm">
            <text:p text:style-name="P1">REPCORPO → COND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4" draw:layer="layout" svg:width="0.962cm" svg:height="0.8cm" svg:x="49.575cm" svg:y="50.314cm">
            <text:p text:style-name="P3">6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99" draw:id="id199">
          <draw:custom-shape draw:style-name="gr88" draw:text-style-name="P2" draw:layer="layout" svg:width="8.886cm" svg:height="1.476cm" svg:x="40.5cm" svg:y="48.658cm">
            <text:p text:style-name="P1">REPCORPO → COND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4" draw:layer="layout" svg:width="1.016cm" svg:height="0.8cm" svg:x="48.37cm" svg:y="48.658cm">
            <text:p text:style-name="P3">7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50.537cm" svg:y1="53.352cm" svg:x2="40.5cm" svg:y2="49.396cm" draw:start-shape="id198" draw:start-glue-point="1" draw:end-shape="id199" draw:end-glue-point="3" svg:d="M50537 53352h501v-5195h-11039v1239h501" svg:viewBox="0 0 11040 5196">
          <text:p text:style-name="P3">REPCORPO</text:p>
        </draw:connector>
        <draw:custom-shape draw:style-name="gr38" draw:text-style-name="P8" xml:id="id201" draw:id="id201" draw:layer="layout" svg:width="1.2cm" svg:height="1.2cm" svg:x="54.946cm" svg:y="49.258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2" draw:id="id202" draw:layer="layout" svg:width="1.2cm" svg:height="1.2cm" svg:x="54.946cm" svg:y="50.658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3" draw:id="id203" draw:layer="layout" svg:width="1.2cm" svg:height="1.2cm" svg:x="54.946cm" svg:y="52.058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4" draw:id="id204" draw:layer="layout" svg:width="1.2cm" svg:height="1.2cm" svg:x="54.946cm" svg:y="53.658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0" draw:id="id200" draw:layer="layout" svg:width="1.2cm" svg:height="1.2cm" svg:x="54.946cm" svg:y="47.858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50.537cm" svg:y1="53.352cm" svg:x2="54.946cm" svg:y2="48.458cm" draw:start-shape="id198" draw:start-glue-point="1" draw:end-shape="id200" draw:end-glue-point="6" svg:d="M50537 53352h536v-4894h3873" svg:viewBox="0 0 4410 4895">
          <text:p text:style-name="P3"><text:s text:c="5"/>leia</text:p>
        </draw:connector>
        <draw:connector draw:style-name="gr22" draw:text-style-name="P5" draw:layer="layout" draw:line-skew="-1.669cm" svg:x1="50.537cm" svg:y1="53.352cm" svg:x2="54.946cm" svg:y2="49.858cm" draw:start-shape="id198" draw:start-glue-point="1" draw:end-shape="id201" draw:end-glue-point="6" svg:d="M50537 53352h536v-3494h3873" svg:viewBox="0 0 4410 3495">
          <text:p text:style-name="P3">escreva</text:p>
        </draw:connector>
        <draw:connector draw:style-name="gr22" draw:text-style-name="P5" draw:layer="layout" draw:line-skew="-1.669cm" svg:x1="50.537cm" svg:y1="53.352cm" svg:x2="54.946cm" svg:y2="51.258cm" draw:start-shape="id198" draw:start-glue-point="1" draw:end-shape="id202" draw:end-glue-point="6" svg:d="M50537 53352h536v-2094h3873" svg:viewBox="0 0 4410 2095">
          <text:p text:style-name="P3">id</text:p>
        </draw:connector>
        <draw:connector draw:style-name="gr22" draw:text-style-name="P5" draw:layer="layout" draw:line-skew="-1.669cm" svg:x1="50.537cm" svg:y1="53.352cm" svg:x2="54.946cm" svg:y2="52.658cm" draw:start-shape="id198" draw:start-glue-point="1" draw:end-shape="id203" draw:end-glue-point="6" svg:d="M50537 53352h536v-694h3873" svg:viewBox="0 0 4410 695">
          <text:p text:style-name="P3">enquanto</text:p>
        </draw:connector>
        <draw:connector draw:style-name="gr22" draw:text-style-name="P5" draw:layer="layout" draw:line-skew="-1.669cm" svg:x1="50.537cm" svg:y1="53.352cm" svg:x2="54.946cm" svg:y2="54.258cm" draw:start-shape="id198" draw:start-glue-point="1" draw:end-shape="id204" draw:end-glue-point="6" svg:d="M50537 53352h536v906h3873" svg:viewBox="0 0 4410 907">
          <text:p text:style-name="P3"/>
          <text:p text:style-name="P3">se</text:p>
        </draw:connector>
        <draw:custom-shape draw:style-name="gr38" draw:text-style-name="P8" xml:id="id205" draw:id="id205" draw:layer="layout" svg:width="1.2cm" svg:height="1.2cm" svg:x="54.946cm" svg:y="55.158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50.537cm" svg:y1="53.352cm" svg:x2="54.946cm" svg:y2="55.758cm" draw:start-shape="id198" draw:start-glue-point="1" draw:end-shape="id205" draw:end-glue-point="6" svg:d="M50537 53352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206" draw:id="id206" draw:layer="layout" svg:width="1.2cm" svg:height="1.2cm" svg:x="56.446cm" svg:y="48.558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9" draw:id="id209" draw:layer="layout" svg:width="1.2cm" svg:height="1.2cm" svg:x="56.346cm" svg:y="49.958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7" draw:id="id207" draw:layer="layout" svg:width="1.2cm" svg:height="1.2cm" svg:x="56.446cm" svg:y="51.358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8" draw:id="id208" draw:layer="layout" svg:width="1.2cm" svg:height="1.2cm" svg:x="56.446cm" svg:y="52.958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50.537cm" svg:y1="53.352cm" svg:x2="56.446cm" svg:y2="49.158cm" draw:start-shape="id198" draw:start-glue-point="1" draw:end-shape="id206" draw:end-glue-point="6" svg:d="M50537 53352h509v-4194h5400" svg:viewBox="0 0 5910 4195">
          <text:p text:style-name="P3">ES</text:p>
        </draw:connector>
        <draw:connector draw:style-name="gr22" draw:text-style-name="P5" draw:layer="layout" draw:line-skew="-2.446cm" svg:x1="50.537cm" svg:y1="53.352cm" svg:x2="56.446cm" svg:y2="51.958cm" draw:start-shape="id198" draw:start-glue-point="1" draw:end-shape="id207" draw:end-glue-point="6" svg:d="M50537 53352h509v-1394h5400" svg:viewBox="0 0 5910 1395">
          <text:p text:style-name="P3">COND</text:p>
        </draw:connector>
        <draw:connector draw:style-name="gr22" draw:text-style-name="P5" draw:layer="layout" draw:line-skew="-2.446cm" svg:x1="50.537cm" svg:y1="53.352cm" svg:x2="56.446cm" svg:y2="53.558cm" draw:start-shape="id198" draw:start-glue-point="1" draw:end-shape="id208" draw:end-glue-point="6" svg:d="M50537 53352h509v206h5400" svg:viewBox="0 0 5910 207">
          <text:p text:style-name="P3">REP</text:p>
        </draw:connector>
        <draw:connector draw:style-name="gr22" draw:text-style-name="P5" draw:layer="layout" draw:line-skew="-2.396cm" svg:x1="50.537cm" svg:y1="53.352cm" svg:x2="56.346cm" svg:y2="50.558cm" draw:start-shape="id198" draw:start-glue-point="1" draw:end-shape="id209" draw:end-glue-point="6" svg:d="M50537 53352h509v-2794h5300" svg:viewBox="0 0 5810 2795">
          <text:p text:style-name="P3">CMD</text:p>
        </draw:connector>
        <draw:g xml:id="id210" draw:id="id210">
          <draw:custom-shape draw:style-name="gr77" draw:text-style-name="P2" draw:layer="layout" svg:width="10.1cm" svg:height="6.076cm" svg:x="64.706cm" svg:y="53.137cm">
            <text:p text:style-name="P1">REPCORPO → REP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4" draw:layer="layout" svg:width="0.962cm" svg:height="0.8cm" svg:x="73.844cm" svg:y="53.137cm">
            <text:p text:style-name="P3">6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211" draw:id="id211">
          <draw:custom-shape draw:style-name="gr86" draw:text-style-name="P2" draw:layer="layout" svg:width="8.146cm" svg:height="1.476cm" svg:x="64.769cm" svg:y="51.481cm">
            <text:p text:style-name="P1">REPCORPO → REP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4" draw:layer="layout" svg:width="0.931cm" svg:height="0.8cm" svg:x="71.984cm" svg:y="51.481cm">
            <text:p text:style-name="P3">7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74.806cm" svg:y1="56.175cm" svg:x2="64.769cm" svg:y2="52.219cm" draw:start-shape="id210" draw:start-glue-point="1" draw:end-shape="id211" draw:end-glue-point="3" svg:d="M74806 56175h501v-5195h-11039v1239h501" svg:viewBox="0 0 11040 5196">
          <text:p text:style-name="P3">REPCORPO</text:p>
        </draw:connector>
        <draw:custom-shape draw:style-name="gr38" draw:text-style-name="P8" xml:id="id213" draw:id="id213" draw:layer="layout" svg:width="1.2cm" svg:height="1.2cm" svg:x="79.215cm" svg:y="52.081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4" draw:id="id214" draw:layer="layout" svg:width="1.2cm" svg:height="1.2cm" svg:x="79.215cm" svg:y="53.481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5" draw:id="id215" draw:layer="layout" svg:width="1.2cm" svg:height="1.2cm" svg:x="79.215cm" svg:y="54.881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6" draw:id="id216" draw:layer="layout" svg:width="1.2cm" svg:height="1.2cm" svg:x="79.215cm" svg:y="56.481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2" draw:id="id212" draw:layer="layout" svg:width="1.2cm" svg:height="1.2cm" svg:x="79.215cm" svg:y="50.681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74.806cm" svg:y1="56.175cm" svg:x2="79.215cm" svg:y2="51.281cm" draw:start-shape="id210" draw:start-glue-point="1" draw:end-shape="id212" draw:end-glue-point="6" svg:d="M74806 56175h536v-4894h3873" svg:viewBox="0 0 4410 4895">
          <text:p text:style-name="P3"><text:s text:c="5"/>leia</text:p>
        </draw:connector>
        <draw:connector draw:style-name="gr22" draw:text-style-name="P5" draw:layer="layout" draw:line-skew="-1.669cm" svg:x1="74.806cm" svg:y1="56.175cm" svg:x2="79.215cm" svg:y2="52.681cm" draw:start-shape="id210" draw:start-glue-point="1" draw:end-shape="id213" draw:end-glue-point="6" svg:d="M74806 56175h536v-3494h3873" svg:viewBox="0 0 4410 3495">
          <text:p text:style-name="P3">escreva</text:p>
        </draw:connector>
        <draw:connector draw:style-name="gr22" draw:text-style-name="P5" draw:layer="layout" draw:line-skew="-1.669cm" svg:x1="74.806cm" svg:y1="56.175cm" svg:x2="79.215cm" svg:y2="54.081cm" draw:start-shape="id210" draw:start-glue-point="1" draw:end-shape="id214" draw:end-glue-point="6" svg:d="M74806 56175h536v-2094h3873" svg:viewBox="0 0 4410 2095">
          <text:p text:style-name="P3">id</text:p>
        </draw:connector>
        <draw:connector draw:style-name="gr22" draw:text-style-name="P5" draw:layer="layout" draw:line-skew="-1.669cm" svg:x1="74.806cm" svg:y1="56.175cm" svg:x2="79.215cm" svg:y2="55.481cm" draw:start-shape="id210" draw:start-glue-point="1" draw:end-shape="id215" draw:end-glue-point="6" svg:d="M74806 56175h536v-694h3873" svg:viewBox="0 0 4410 695">
          <text:p text:style-name="P3">enquanto</text:p>
        </draw:connector>
        <draw:connector draw:style-name="gr22" draw:text-style-name="P5" draw:layer="layout" draw:line-skew="-1.669cm" svg:x1="74.806cm" svg:y1="56.175cm" svg:x2="79.215cm" svg:y2="57.081cm" draw:start-shape="id210" draw:start-glue-point="1" draw:end-shape="id216" draw:end-glue-point="6" svg:d="M74806 56175h536v906h3873" svg:viewBox="0 0 4410 907">
          <text:p text:style-name="P3"/>
          <text:p text:style-name="P3">se</text:p>
        </draw:connector>
        <draw:custom-shape draw:style-name="gr38" draw:text-style-name="P8" xml:id="id217" draw:id="id217" draw:layer="layout" svg:width="1.2cm" svg:height="1.2cm" svg:x="79.215cm" svg:y="57.981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74.806cm" svg:y1="56.175cm" svg:x2="79.215cm" svg:y2="58.581cm" draw:start-shape="id210" draw:start-glue-point="1" draw:end-shape="id217" draw:end-glue-point="6" svg:d="M74806 56175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218" draw:id="id218" draw:layer="layout" svg:width="1.2cm" svg:height="1.2cm" svg:x="80.715cm" svg:y="51.381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21" draw:id="id221" draw:layer="layout" svg:width="1.2cm" svg:height="1.2cm" svg:x="80.615cm" svg:y="52.781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9" draw:id="id219" draw:layer="layout" svg:width="1.2cm" svg:height="1.2cm" svg:x="80.715cm" svg:y="54.181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20" draw:id="id220" draw:layer="layout" svg:width="1.2cm" svg:height="1.2cm" svg:x="80.715cm" svg:y="55.781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74.806cm" svg:y1="56.175cm" svg:x2="80.715cm" svg:y2="51.981cm" draw:start-shape="id210" draw:start-glue-point="1" draw:end-shape="id218" draw:end-glue-point="6" svg:d="M74806 56175h509v-4194h5400" svg:viewBox="0 0 5910 4195">
          <text:p text:style-name="P3">ES</text:p>
        </draw:connector>
        <draw:connector draw:style-name="gr22" draw:text-style-name="P5" draw:layer="layout" draw:line-skew="-2.446cm" svg:x1="74.806cm" svg:y1="56.175cm" svg:x2="80.715cm" svg:y2="54.781cm" draw:start-shape="id210" draw:start-glue-point="1" draw:end-shape="id219" draw:end-glue-point="6" svg:d="M74806 56175h509v-1394h5400" svg:viewBox="0 0 5910 1395">
          <text:p text:style-name="P3">COND</text:p>
        </draw:connector>
        <draw:connector draw:style-name="gr22" draw:text-style-name="P5" draw:layer="layout" draw:line-skew="-2.446cm" svg:x1="74.806cm" svg:y1="56.175cm" svg:x2="80.715cm" svg:y2="56.381cm" draw:start-shape="id210" draw:start-glue-point="1" draw:end-shape="id220" draw:end-glue-point="6" svg:d="M74806 56175h509v206h5400" svg:viewBox="0 0 5910 207">
          <text:p text:style-name="P3">REP</text:p>
        </draw:connector>
        <draw:connector draw:style-name="gr22" draw:text-style-name="P5" draw:layer="layout" draw:line-skew="-2.396cm" svg:x1="74.806cm" svg:y1="56.175cm" svg:x2="80.615cm" svg:y2="53.381cm" draw:start-shape="id210" draw:start-glue-point="1" draw:end-shape="id221" draw:end-glue-point="6" svg:d="M74806 56175h509v-2794h5300" svg:viewBox="0 0 5810 2795">
          <text:p text:style-name="P3">CMD</text:p>
        </draw:connector>
        <draw:g xml:id="id223" draw:id="id223">
          <draw:custom-shape draw:style-name="gr16" draw:text-style-name="P2" draw:layer="layout" svg:width="4.2cm" svg:height="1.3cm" svg:x="12.1cm" svg:y="13.6cm">
            <text:p text:style-name="P1">LV → varfim ;.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0.93cm" svg:height="0.8cm" svg:x="15.37cm" svg:y="13.6cm">
            <text:p text:style-name="P3">74</text:p>
            <draw:enhanced-geometry svg:viewBox="0 0 21600 21600" draw:extrusion="false" draw:type="rectangle" draw:enhanced-path="M 0 0 L 21600 0 21600 21600 0 21600 0 0 Z N"/>
          </draw:custom-shape>
        </draw:g>
        <draw:g xml:id="id222" draw:id="id222">
          <draw:custom-shape draw:style-name="gr23" draw:text-style-name="P2" draw:layer="layout" svg:width="4cm" svg:height="1.4cm" svg:x="6.4cm" svg:y="20.7cm">
            <text:p text:style-name="P1">D → id TIPO ;.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0.878cm" svg:height="0.754cm" svg:x="9.522cm" svg:y="20.7cm">
            <text:p text:style-name="P3">75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22" draw:text-style-name="P5" draw:layer="layout" svg:x1="3cm" svg:y1="20.5cm" svg:x2="6.4cm" svg:y2="21.4cm" draw:start-shape="id26" draw:start-glue-point="2" draw:end-shape="id222" draw:end-glue-point="3" svg:d="M3000 20500v900h3400" svg:viewBox="0 0 3401 901">
          <text:p text:style-name="P3"/>
          <text:p text:style-name="P3">;</text:p>
        </draw:connector>
        <draw:connector draw:style-name="gr22" draw:text-style-name="P5" draw:layer="layout" draw:line-skew="-0.65cm" svg:x1="5.2cm" svg:y1="12.95cm" svg:x2="12.1cm" svg:y2="14.25cm" draw:start-shape="id9" draw:start-glue-point="1" draw:end-shape="id223" draw:end-glue-point="3" svg:d="M5200 12950h2800v1300h4100" svg:viewBox="0 0 6901 1301">
          <text:p text:style-name="P3"><text:s/>;</text:p>
        </draw:connector>
        <draw:custom-shape draw:style-name="gr38" draw:text-style-name="P8" xml:id="id224" draw:id="id224" draw:layer="layout" svg:width="1.2cm" svg:height="1.2cm" svg:x="15.9cm" svg:y="57cm">
          <text:p text:style-name="P6"><text:span text:style-name="T1">6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96cm" svg:x1="11.491cm" svg:y1="53.494cm" svg:x2="15.9cm" svg:y2="57.6cm" draw:start-shape="id174" draw:start-glue-point="1" draw:end-shape="id224" draw:end-glue-point="6" svg:d="M11491 53494h509v4106h3900" svg:viewBox="0 0 4410 4107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fimenquanto</text:p>
        </draw:connector>
        <draw:custom-shape draw:style-name="gr38" draw:text-style-name="P8" xml:id="id225" draw:id="id225" draw:layer="layout" svg:width="1.2cm" svg:height="1.2cm" svg:x="34.688cm" svg:y="56.1cm">
          <text:p text:style-name="P6"><text:span text:style-name="T1">6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752cm" svg:x1="30.191cm" svg:y1="52.52cm" svg:x2="34.688cm" svg:y2="56.7cm" draw:start-shape="id186" draw:end-shape="id225" draw:end-glue-point="6" svg:d="M30191 52520h497v4180h4000" svg:viewBox="0 0 4498 418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fimenquanto</text:p>
        </draw:connector>
        <draw:custom-shape draw:style-name="gr38" draw:text-style-name="P8" draw:layer="layout" svg:width="1.2cm" svg:height="1.2cm" svg:x="54.987cm" svg:y="56cm">
          <text:p text:style-name="P6"><text:span text:style-name="T1">6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76cm" svg:x1="50.537cm" svg:y1="53.352cm" svg:x2="54.986cm" svg:y2="58cm" draw:start-shape="id198" draw:start-glue-point="1" svg:d="M50537 53352h799v4648h3650" svg:viewBox="0 0 4450 464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fimenquanto</text:p>
        </draw:connector>
        <draw:custom-shape draw:style-name="gr38" draw:text-style-name="P8" xml:id="id226" draw:id="id226" draw:layer="layout" svg:width="1.2cm" svg:height="1.2cm" svg:x="59.6cm" svg:y="55.4cm">
          <text:p text:style-name="P6"><text:span text:style-name="T1">6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4.706cm" svg:y1="56.175cm" svg:x2="60.8cm" svg:y2="56cm" draw:start-shape="id210" draw:start-glue-point="3" draw:end-shape="id226" draw:end-glue-point="10" svg:d="M64706 56175h-1952v-175h-1954" svg:viewBox="0 0 3907 176">
          <text:p text:style-name="P3"/>
          <text:p text:style-name="P3">fimenquanto</text:p>
        </draw:connector>
        <draw:g xml:id="id227" draw:id="id227">
          <draw:custom-shape draw:style-name="gr42" draw:text-style-name="P2" draw:layer="layout" svg:width="4.113cm" svg:height="1.401cm" svg:x="26.487cm" svg:y="15.474cm">
            <text:p text:style-name="P1">ARG → literal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29.6cm" svg:y="15.472cm">
            <text:p text:style-name="P3">2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229" draw:id="id229">
          <draw:custom-shape draw:style-name="gr42" draw:text-style-name="P2" draw:layer="layout" svg:width="4.113cm" svg:height="1.401cm" svg:x="37.9cm" svg:y="15.399cm">
            <text:p text:style-name="P1">ARG → i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41.013cm" svg:y="15.397cm">
            <text:p text:style-name="P3">7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228" draw:id="id228">
          <draw:custom-shape draw:style-name="gr42" draw:text-style-name="P2" draw:layer="layout" svg:width="4.113cm" svg:height="1.401cm" svg:x="32.087cm" svg:y="15.399cm">
            <text:p text:style-name="P1">ARG → num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35.2cm" svg:y="15.397cm">
            <text:p text:style-name="P3">7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35cm" svg:y1="15.7cm" svg:x2="26.487cm" svg:y2="16.173cm" draw:start-shape="id30" draw:start-glue-point="2" draw:end-shape="id227" draw:end-glue-point="3" svg:d="M22350 15700v500h3443v-27h694" svg:viewBox="0 0 4138 501">
          <text:p text:style-name="P3">literal</text:p>
        </draw:connector>
        <draw:connector draw:style-name="gr22" draw:text-style-name="P5" draw:layer="layout" svg:x1="22.35cm" svg:y1="15.7cm" svg:x2="34.143cm" svg:y2="16.8cm" draw:start-shape="id30" draw:start-glue-point="2" draw:end-shape="id228" svg:d="M22350 15700v1600h11793v-500" svg:viewBox="0 0 11794 1601">
          <text:p text:style-name="P3"/>
          <text:p text:style-name="P3"/>
          <text:p text:style-name="P3"/>
          <text:p text:style-name="P3">num</text:p>
        </draw:connector>
        <draw:connector draw:style-name="gr22" draw:text-style-name="P5" draw:layer="layout" svg:x1="22.35cm" svg:y1="15.7cm" svg:x2="39.956cm" svg:y2="16.8cm" draw:start-shape="id30" draw:start-glue-point="2" draw:end-shape="id229" svg:d="M22350 15700v1600h17606v-500" svg:viewBox="0 0 17607 1601">
          <text:p text:style-name="P3"><text:s/></text:p>
          <text:p text:style-name="P3"/>
          <text:p text:style-name="P3"/>
          <text:p text:style-name="P3"><text:tab/><text:tab/><text:tab/><text:tab/><text:tab/><text:tab/><text:tab/></text:p>
          <text:p text:style-name="P3"><text:tab/><text:tab/><text:tab/><text:tab/><text:tab/><text:tab/><text:tab/><text:tab/><text:tab/>id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1" draw:fill-image-name="Bitmap_20_1" draw:textarea-vertical-align="top" draw:fit-to-contour="false" fo:padding-top="0cm" fo:padding-bottom="0.3cm" fo:padding-left="0cm" fo:padding-right="0cm"/>
      <style:paragraph-properties style:writing-mode="lr-tb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5:14:11.347270723</meta:creation-date>
    <dc:date>2019-05-27T15:33:19.515822432</dc:date>
    <meta:editing-duration>PT13H51M17S</meta:editing-duration>
    <meta:editing-cycles>423</meta:editing-cycles>
    <meta:generator>LibreOffice/5.2.7.2$Linux_X86_64 LibreOffice_project/20m0$Build-2</meta:generator>
    <meta:document-statistic meta:object-count="613"/>
  </office:meta>
</office:document-meta>
</file>